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0028in" fo:margin-right="0in" fo:margin-top="0in" fo:margin-bottom="0in" loext:contextual-spacing="false" fo:line-height="95%" fo:text-indent="0in" style:auto-text-indent="false"/>
    </style:style>
    <style:style style:name="P2" style:family="paragraph" style:parent-style-name="Standard" style:master-page-name="Standard">
      <style:paragraph-properties fo:margin-left="0.0028in" fo:margin-right="0in" fo:margin-top="0in" fo:margin-bottom="0in" loext:contextual-spacing="false" fo:text-indent="0in" style:auto-text-indent="false" style:page-number="auto"/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left="0.0028in" fo:margin-right="0in" fo:margin-top="0in" fo:margin-bottom="0in" loext:contextual-spacing="false" fo:text-indent="0in" style:auto-text-indent="false"/>
      <style:text-properties style:use-window-font-color="true" style:font-name="Arial" fo:font-size="12pt" officeooo:rsid="00294a67" officeooo:paragraph-rsid="00294a67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.0791in" fo:margin-bottom="0.0791in" loext:contextual-spacing="false" fo:line-height="100%">
        <style:tab-stops>
          <style:tab-stop style:position="0.1362in"/>
        </style:tab-stops>
      </style:paragraph-properties>
      <style:text-properties officeooo:paragraph-rsid="001b89c4"/>
    </style:style>
    <style:style style:name="P5" style:family="paragraph" style:parent-style-name="Standard">
      <style:paragraph-properties fo:margin-top="0.0791in" fo:margin-bottom="0.0791in" loext:contextual-spacing="false" fo:line-height="100%">
        <style:tab-stops>
          <style:tab-stop style:position="0.1362in"/>
        </style:tab-stops>
      </style:paragraph-properties>
      <style:text-properties officeooo:paragraph-rsid="00296ac3"/>
    </style:style>
    <style:style style:name="P6" style:family="paragraph" style:parent-style-name="Standard">
      <style:paragraph-properties fo:margin-top="0.0791in" fo:margin-bottom="0.0791in" loext:contextual-spacing="false" fo:line-height="100%">
        <style:tab-stops>
          <style:tab-stop style:position="0.1362in"/>
        </style:tab-stops>
      </style:paragraph-properties>
      <style:text-properties fo:color="#c9211e" officeooo:paragraph-rsid="001b89c4"/>
    </style:style>
    <style:style style:name="P7" style:family="paragraph" style:parent-style-name="Standard">
      <style:paragraph-properties fo:margin-top="0in" fo:margin-bottom="0in" loext:contextual-spacing="false" fo:line-height="0.1752in"/>
      <style:text-properties style:use-window-font-color="true" fo:font-size="12pt" style:font-size-asian="12pt" style:font-size-complex="12pt"/>
    </style:style>
    <style:style style:name="T1" style:family="text"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T2" style:family="text">
      <style:text-properties style:use-window-font-color="true" style:font-name="Arial" fo:font-size="12pt" officeooo:rsid="00294a67" style:font-name-asian="Arial1" style:font-size-asian="12pt" style:font-name-complex="Arial1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1"/>Jae Park</text:p>
      <text:p text:style-name="P1"><text:span text:style-name="T1">Data Mining HW </text:span><text:span text:style-name="T2">7</text:span></text:p>
      <text:p text:style-name="P3">Expectation Maximization Clustering</text:p>
      <text:p text:style-name="P7"/>
      <text:p text:style-name="P4"/>
      <text:p text:style-name="P6">Classwise mean vectors</text:p>
      <text:p text:style-name="P4"><text:span text:style-name="T3">0:</text:span> [ <text:s/>4.30351004 <text:s/>22.12035699 <text:s/>40.43842357 <text:s/>21.20814266 <text:s/>39.65698719</text:p>
      <text:p text:style-name="P4"><text:s text:c="2"/>22.75029518 <text:s/>39.19889762 <text:s/>21.42391236 <text:s/>39.13435506 <text:s/>20.03117278</text:p>
      <text:p text:style-name="P4"><text:s text:c="2"/>50.81735501 <text:s/>10.42404562 <text:s/>43.69109486 <text:s/>20.8001456 <text:s text:c="2"/>35.40238568</text:p>
      <text:p text:style-name="P4"><text:s text:c="2"/>22.37893396 <text:s/>42.56882793 <text:s/>19.94363213 <text:s/>41.48259326 <text:s text:c="2"/>9.58073249</text:p>
      <text:p text:style-name="P4"><text:s/>755.54594518 <text:s/>73.35122285 <text:s text:c="2"/>4.24747044 <text:s/>37.13167797 <text:s text:c="2"/>4.4797671</text:p>
      <text:p text:style-name="P4"><text:s text:c="2"/>22.7354121 ]</text:p>
      <text:p text:style-name="P4"><text:span text:style-name="T3">1:</text:span> [ <text:s/>4.53096984 <text:s/>21.39978004 <text:s/>40.67738261 <text:s/>19.87612408 <text:s/>41.22721555</text:p>
      <text:p text:style-name="P4"><text:s text:c="2"/>21.91658195 <text:s/>39.79458739 <text:s/>20.44209494 <text:s/>39.63191613 <text:s/>19.28343446</text:p>
      <text:p text:style-name="P4"><text:s text:c="2"/>52.06308179 <text:s text:c="2"/>6.42903984 <text:s/>64.88370003 <text:s/>19.80267717 <text:s/>36.08566401</text:p>
      <text:p text:style-name="P4"><text:s text:c="2"/>21.68410753 <text:s/>43.88635402 <text:s/>19.08031013 <text:s/>42.12418876 <text:s text:c="2"/>6.16579144</text:p>
      <text:p text:style-name="P4"><text:s/>755.17045402 <text:s/>84.47149308 <text:s text:c="2"/>4.03441864 <text:s/>38.70975741 <text:s text:c="2"/>3.54376304</text:p>
      <text:p text:style-name="P4"><text:s text:c="2"/>26.09975802]</text:p>
      <text:p text:style-name="P4"><text:span text:style-name="T3">2: </text:span>[ <text:s/>2.7233933 <text:s text:c="2"/>22.0972917 <text:s text:c="2"/>39.72068373 <text:s/>20.90387045 <text:s/>39.55708331</text:p>
      <text:p text:style-name="P4"><text:s text:c="2"/>22.80235677 <text:s/>38.44070441 <text:s/>21.455311 <text:s text:c="3"/>38.17990613 <text:s/>20.06812551</text:p>
      <text:p text:style-name="P4"><text:s text:c="2"/>49.72744886 <text:s text:c="2"/>9.75336079 <text:s/>40.38296892 <text:s/>20.95251219 <text:s/>34.46447951</text:p>
      <text:p text:style-name="P4"><text:s text:c="2"/>22.57216011 <text:s/>41.68040188 <text:s/>20.11080091 <text:s/>40.7664349 <text:s text:c="3"/>8.95474995</text:p>
      <text:p text:style-name="P4"><text:s/>755.97961189 <text:s/>74.34071386 <text:s text:c="2"/>3.95719592 <text:s/>37.70116321 <text:s text:c="2"/>4.14687006</text:p>
      <text:p text:style-name="P4"><text:s text:c="2"/>25.57232959]</text:p>
      <text:p text:style-name="P4"><text:span text:style-name="T3">3:</text:span> [ <text:s/>4.00258089 <text:s/>21.35729779 <text:s/>40.31948405 <text:s/>19.87100333 <text:s/>40.77700407</text:p>
      <text:p text:style-name="P4"><text:s text:c="2"/>21.84383562 <text:s/>39.55498187 <text:s/>20.39432438 <text:s/>39.26274646 <text:s/>19.20579906</text:p>
      <text:p text:style-name="P4"><text:s text:c="2"/>51.08903451 <text:s text:c="2"/>6.45444364 <text:s/>63.81617899 <text:s/>19.7796437 <text:s text:c="2"/>35.63877635</text:p>
      <text:p text:style-name="P4"><text:s text:c="2"/>21.6429357 <text:s text:c="2"/>43.43812207 <text:s/>19.02931501 <text:s/>41.82929362 <text:s text:c="2"/>6.17087498</text:p>
      <text:p text:style-name="P4"><text:s/>755.39521187 <text:s/>83.11691908 <text:s text:c="2"/>4.06501769 <text:s/>39.14340643 <text:s text:c="2"/>3.24867173</text:p>
      <text:p text:style-name="P4"><text:s text:c="2"/>23.70564824]</text:p>
      <text:p text:style-name="P4"/>
      <text:p text:style-name="P6">Classwise covariance matrix:</text:p>
      <text:p text:style-name="P4"><text:span text:style-name="T3">0: </text:span>[[ 7.27659634e+01 -9.75487615e-01 <text:s/>3.66245006e+00 -1.80819606e+00</text:p>
      <text:p text:style-name="P4"><text:s text:c="3"/>3.86892067e+00 -2.16330946e+00 <text:s/>3.95441415e+00 -1.10718949e+00</text:p>
      <text:p text:style-name="P4"><text:s text:c="3"/>4.55828434e+00 -1.84896161e+00 <text:s/>1.15966438e+01 -8.38522023e+00</text:p>
      <text:p text:style-name="P4"><text:s text:c="3"/>5.82589349e+01 -3.19092575e+00 <text:s/>1.87549958e+00 -1.59721960e+00</text:p>
      <text:p text:style-name="P4"><text:s text:c="3"/>1.82132852e+00 -3.28104222e+00 <text:s/>3.38323800e-01 -6.85100894e+00</text:p>
      <text:p text:style-name="P4"><text:soft-page-break/><text:s text:c="2"/>-3.29008130e-01 <text:s/>2.00708544e+01 <text:s/>1.39188489e+00 <text:s/>2.07559117e+00</text:p>
      <text:p text:style-name="P4"><text:s text:c="2"/>-2.06167712e+00 <text:s/>1.66039766e+00]</text:p>
      <text:p text:style-name="P4"><text:s/>[-9.75487615e-01 <text:s/>2.97917902e+00 <text:s/>8.67989732e-01 <text:s/>3.67333273e+00</text:p>
      <text:p text:style-name="P4"><text:s text:c="2"/>-9.13374592e-01 <text:s/>3.36640002e+00 -4.76190544e-01 <text:s/>3.40811326e+00</text:p>
      <text:p text:style-name="P4"><text:s text:c="3"/>3.99182915e-01 <text:s/>3.11383302e+00 -7.79786061e-01 <text:s/>8.42669068e+00</text:p>
      <text:p text:style-name="P4"><text:s text:c="2"/>-3.92010037e+01 <text:s/>3.41135746e+00 <text:s/>1.04491885e+00 <text:s/>2.93768978e+00</text:p>
      <text:p text:style-name="P4"><text:s text:c="2"/>-2.74714967e-01 <text:s/>3.25699341e+00 <text:s/>2.03269448e-01 <text:s/>7.59133195e+00</text:p>
      <text:p text:style-name="P4"><text:s text:c="2"/>-2.15537569e+00 -1.29794591e+01 -4.93422142e-01 -5.55961556e-01</text:p>
      <text:p text:style-name="P4"><text:s text:c="3"/>4.36496105e+00 <text:s/>4.19790587e-01]</text:p>
      <text:p text:style-name="P4"><text:s/>[ 3.66245006e+00 <text:s/>8.67989732e-01 <text:s/>1.86239124e+01 <text:s/>1.69319593e+00</text:p>
      <text:p text:style-name="P4"><text:s text:c="3"/>1.65659120e+01 <text:s/>2.13166158e+00 <text:s/>1.24161447e+01 <text:s/>5.64554499e-01</text:p>
      <text:p text:style-name="P4"><text:s text:c="3"/>1.73222712e+01 <text:s/>1.54400220e+00 <text:s/>1.30296264e+01 <text:s/>5.63216452e+00</text:p>
      <text:p text:style-name="P4"><text:s text:c="3"/>4.24885401e+01 -2.45725807e-02 <text:s/>1.89671023e+01 -3.11874094e-01</text:p>
      <text:p text:style-name="P4"><text:s text:c="3"/>1.84655573e+01 <text:s/>9.86765959e-01 <text:s/>1.46110078e+01 <text:s/>5.19844291e+00</text:p>
      <text:p text:style-name="P4"><text:s text:c="2"/>-1.04581892e+01 <text:s/>2.93824535e+01 <text:s/>1.41230098e+00 <text:s/>3.22707605e-01</text:p>
      <text:p text:style-name="P4"><text:s text:c="3"/>1.19530660e+01 <text:s/>7.53166653e-01]</text:p>
      <text:p text:style-name="P4"><text:s/>[-1.80819606e+00 <text:s/>3.67333273e+00 <text:s/>1.69319593e+00 <text:s/>6.21195726e+00</text:p>
      <text:p text:style-name="P4"><text:s text:c="2"/>-3.34202340e+00 <text:s/>4.19243078e+00 -2.38614958e-02 <text:s/>4.46070580e+00</text:p>
      <text:p text:style-name="P4"><text:s text:c="3"/>1.26788609e+00 <text:s/>3.79665332e+00 -9.73884468e-01 <text:s/>1.43780189e+01</text:p>
      <text:p text:style-name="P4"><text:s text:c="2"/>-5.67732410e+01 <text:s/>4.14952252e+00 <text:s/>2.14299779e+00 <text:s/>3.18159482e+00</text:p>
      <text:p text:style-name="P4"><text:s text:c="3"/>8.00899340e-02 <text:s/>4.04942838e+00 <text:s/>8.58081954e-01 <text:s/>1.22453118e+01</text:p>
      <text:p text:style-name="P4"><text:s text:c="2"/>-2.27670297e+00 -2.40129040e+01 -2.70086128e-01 -1.45034449e-01</text:p>
      <text:p text:style-name="P4"><text:s text:c="3"/>6.31356483e+00 <text:s/>1.11827010e+00]</text:p>
      <text:p text:style-name="P4"><text:s/>[ 3.86892067e+00 -9.13374592e-01 <text:s/>1.65659120e+01 -3.34202340e+00</text:p>
      <text:p text:style-name="P4"><text:s text:c="3"/>2.18318248e+01 <text:s/>1.94621603e-01 <text:s/>1.16802814e+01 -1.78189823e+00</text:p>
      <text:p text:style-name="P4"><text:s text:c="3"/>1.61964527e+01 -3.56803338e-02 <text:s/>1.36763103e+01 -5.63459993e+00</text:p>
      <text:p text:style-name="P4"><text:s text:c="3"/>8.02258892e+01 -1.79473084e+00 <text:s/>1.79240134e+01 -1.24511384e+00</text:p>
      <text:p text:style-name="P4"><text:s text:c="3"/>1.87252736e+01 -6.67822128e-01 <text:s/>1.41354189e+01 -3.95388107e+00</text:p>
      <text:p text:style-name="P4"><text:s text:c="2"/>-1.01494440e+01 <text:s/>5.47320372e+01 <text:s/>8.39793719e-01 -7.73498033e-01</text:p>
      <text:p text:style-name="P4"><text:s text:c="3"/>8.88551356e+00 -8.30389014e-01]</text:p>
      <text:p text:style-name="P4"><text:s/>[-2.16330946e+00 <text:s/>3.36640002e+00 <text:s/>2.13166158e+00 <text:s/>4.19243078e+00</text:p>
      <text:p text:style-name="P4"><text:s text:c="3"/>1.94621603e-01 <text:s/>4.67399532e+00 -2.47764826e-01 <text:s/>4.11317591e+00</text:p>
      <text:p text:style-name="P4"><text:s text:c="3"/>1.03048147e+00 <text:s/>3.85309511e+00 -1.49045236e+00 <text:s/>1.07835272e+01</text:p>
      <text:p text:style-name="P4"><text:s text:c="2"/>-4.98436187e+01 <text:s/>4.19961743e+00 <text:s/>1.95656911e+00 <text:s/>3.48249119e+00</text:p>
      <text:p text:style-name="P4"><text:s text:c="3"/>4.72647234e-01 <text:s/>4.22365852e+00 <text:s/>9.55302944e-01 <text:s/>9.44899194e+00</text:p>
      <text:p text:style-name="P4"><text:s text:c="2"/>-3.30490562e+00 -1.33667714e+01 -6.65323370e-01 -1.17748827e+00</text:p>
      <text:p text:style-name="P4"><text:soft-page-break/><text:s text:c="3"/>6.16253755e+00 <text:s/>2.41585215e-01]</text:p>
      <text:p text:style-name="P4"><text:s/>[ 3.95441415e+00 -4.76190544e-01 <text:s/>1.24161447e+01 -2.38614958e-02</text:p>
      <text:p text:style-name="P4"><text:s text:c="3"/>1.16802814e+01 -2.47764826e-01 <text:s/>1.15757612e+01 -1.39148133e+00</text:p>
      <text:p text:style-name="P4"><text:s text:c="3"/>1.38913476e+01 -5.21287082e-01 <text:s/>1.21563059e+01 -7.26529277e-01</text:p>
      <text:p text:style-name="P4"><text:s text:c="3"/>6.52919438e+01 -2.09623592e+00 <text:s/>1.54100343e+01 -2.00934850e+00</text:p>
      <text:p text:style-name="P4"><text:s text:c="3"/>1.59838105e+01 -1.48122788e+00 <text:s/>1.24260330e+01 -4.22203716e-04</text:p>
      <text:p text:style-name="P4"><text:s text:c="2"/>-6.81992334e+00 <text:s/>2.84607180e+01 <text:s/>1.65304408e+00 <text:s/>1.26768240e+00</text:p>
      <text:p text:style-name="P4"><text:s text:c="3"/>6.29542796e+00 <text:s/>6.10821883e-01]</text:p>
      <text:p text:style-name="P4"><text:s/>[-1.10718949e+00 <text:s/>3.40811326e+00 <text:s/>5.64554499e-01 <text:s/>4.46070580e+00</text:p>
      <text:p text:style-name="P4"><text:s text:c="2"/>-1.78189823e+00 <text:s/>4.11317591e+00 -1.39148133e+00 <text:s/>4.83098961e+00</text:p>
      <text:p text:style-name="P4"><text:s text:c="2"/>-8.35580564e-01 <text:s/>3.88530045e+00 -2.43249270e+00 <text:s/>1.08213254e+01</text:p>
      <text:p text:style-name="P4"><text:s text:c="2"/>-5.63555720e+01 <text:s/>4.48011576e+00 <text:s/>2.57973864e-01 <text:s/>3.61385519e+00</text:p>
      <text:p text:style-name="P4"><text:s text:c="2"/>-1.40975780e+00 <text:s/>4.32560037e+00 -6.31338969e-01 <text:s/>9.49015543e+00</text:p>
      <text:p text:style-name="P4"><text:s text:c="2"/>-1.55281949e+00 -1.81457533e+01 -1.11788526e+00 -1.35843175e+00</text:p>
      <text:p text:style-name="P4"><text:s text:c="3"/>5.12161977e+00 <text:s/>6.65780007e-01]</text:p>
      <text:p text:style-name="P4"><text:s/>[ 4.55828434e+00 <text:s/>3.99182915e-01 <text:s/>1.73222712e+01 <text:s/>1.26788609e+00</text:p>
      <text:p text:style-name="P4"><text:s text:c="3"/>1.61964527e+01 <text:s/>1.03048147e+00 <text:s/>1.38913476e+01 -8.35580564e-01</text:p>
      <text:p text:style-name="P4"><text:s text:c="3"/>2.05375179e+01 <text:s/>6.32481352e-01 <text:s/>1.59170030e+01 <text:s/>4.16193977e+00</text:p>
      <text:p text:style-name="P4"><text:s text:c="3"/>6.83583927e+01 -1.51714184e+00 <text:s/>2.21653532e+01 -1.56950817e+00</text:p>
      <text:p text:style-name="P4"><text:s text:c="3"/>2.20567264e+01 -4.65669303e-01 <text:s/>1.71468377e+01 <text:s/>4.27076025e+00</text:p>
      <text:p text:style-name="P4"><text:s text:c="2"/>-9.55088305e+00 <text:s/>3.59162589e+01 <text:s/>2.51039345e+00 <text:s/>1.44114330e+00</text:p>
      <text:p text:style-name="P4"><text:s text:c="3"/>1.21424284e+01 <text:s/>8.09375778e-01]</text:p>
      <text:p text:style-name="P4"><text:s/>[-1.84896161e+00 <text:s/>3.11383302e+00 <text:s/>1.54400220e+00 <text:s/>3.79665332e+00</text:p>
      <text:p text:style-name="P4"><text:s text:c="2"/>-3.56803338e-02 <text:s/>3.85309511e+00 -5.21287082e-01 <text:s/>3.88530045e+00</text:p>
      <text:p text:style-name="P4"><text:s text:c="3"/>6.32481352e-01 <text:s/>4.01892188e+00 <text:s/>2.68844258e-01 <text:s/>9.29534963e+00</text:p>
      <text:p text:style-name="P4"><text:s text:c="2"/>-4.52799997e+01 <text:s/>3.99206637e+00 <text:s/>1.50891041e+00 <text:s/>3.35822449e+00</text:p>
      <text:p text:style-name="P4"><text:s text:c="3"/>1.02045868e-01 <text:s/>3.98047479e+00 <text:s/>3.15270462e-01 <text:s/>8.29384067e+00</text:p>
      <text:p text:style-name="P4"><text:s text:c="2"/>-2.81680705e+00 -1.23964205e+01 -7.55705539e-01 -6.96564212e-01</text:p>
      <text:p text:style-name="P4"><text:s text:c="3"/>5.21541046e+00 <text:s/>3.72139357e-01]</text:p>
      <text:p text:style-name="P4"><text:s/>[ 1.15966438e+01 -7.79786061e-01 <text:s/>1.30296264e+01 -9.73884468e-01</text:p>
      <text:p text:style-name="P4"><text:s text:c="3"/>1.36763103e+01 -1.49045236e+00 <text:s/>1.21563059e+01 -2.43249270e+00</text:p>
      <text:p text:style-name="P4"><text:s text:c="3"/>1.59170030e+01 <text:s/>2.68844258e-01 <text:s/>9.38666159e+01 -8.57420240e+00</text:p>
      <text:p text:style-name="P4"><text:s text:c="3"/>9.68812709e+01 -3.70286731e+00 <text:s/>1.73092550e+01 -2.00873264e+00</text:p>
      <text:p text:style-name="P4"><text:s text:c="3"/>2.04547252e+01 -3.11409884e+00 <text:s/>1.20425158e+01 -6.04266818e+00</text:p>
      <text:p text:style-name="P4"><text:s text:c="2"/>-8.21729835e+00 <text:s/>4.35192200e+01 <text:s/>1.25411834e+00 <text:s/>1.84574140e-01</text:p>
      <text:p text:style-name="P4"><text:s text:c="3"/>3.99637445e+00 -3.77589226e-01]</text:p>
      <text:p text:style-name="P4"><text:soft-page-break/><text:s/>[-8.38522023e+00 <text:s/>8.42669068e+00 <text:s/>5.63216452e+00 <text:s/>1.43780189e+01</text:p>
      <text:p text:style-name="P4"><text:s text:c="2"/>-5.63459993e+00 <text:s/>1.07835272e+01 -7.26529277e-01 <text:s/>1.08213254e+01</text:p>
      <text:p text:style-name="P4"><text:s text:c="3"/>4.16193977e+00 <text:s/>9.29534963e+00 -8.57420240e+00 <text:s/>4.62220302e+01</text:p>
      <text:p text:style-name="P4"><text:s text:c="2"/>-1.72933032e+02 <text:s/>1.07732959e+01 <text:s/>6.32340488e+00 <text:s/>7.62420817e+00</text:p>
      <text:p text:style-name="P4"><text:s text:c="3"/>1.03368175e-01 <text:s/>1.07629057e+01 <text:s/>2.87192770e+00 <text:s/>3.90260506e+01</text:p>
      <text:p text:style-name="P4"><text:s text:c="2"/>-6.57042756e+00 -7.33158673e+01 <text:s/>7.24478712e-01 -4.98646933e-01</text:p>
      <text:p text:style-name="P4"><text:s text:c="3"/>2.10164559e+01 <text:s/>2.49215180e+00]</text:p>
      <text:p text:style-name="P4"><text:s/>[ 5.82589349e+01 -3.92010037e+01 <text:s/>4.24885401e+01 -5.67732410e+01</text:p>
      <text:p text:style-name="P4"><text:s text:c="3"/>8.02258892e+01 -4.98436187e+01 <text:s/>6.52919438e+01 -5.63555720e+01</text:p>
      <text:p text:style-name="P4"><text:s text:c="3"/>6.83583927e+01 -4.52799997e+01 <text:s/>9.68812709e+01 -1.72933032e+02</text:p>
      <text:p text:style-name="P4"><text:s text:c="3"/>1.22130164e+03 -6.14470131e+01 <text:s/>7.28320491e+01 -4.85891414e+01</text:p>
      <text:p text:style-name="P4"><text:s text:c="3"/>9.94451646e+01 -5.68715760e+01 <text:s/>6.59582602e+01 -1.43426720e+02</text:p>
      <text:p text:style-name="P4"><text:s text:c="2"/>-1.83140883e+01 <text:s/>4.67260719e+02 <text:s/>9.91113505e+00 <text:s/>2.09034064e+01</text:p>
      <text:p text:style-name="P4"><text:s text:c="2"/>-3.81046621e+01 -6.40794921e+00]</text:p>
      <text:p text:style-name="P4"><text:s/>[-3.19092575e+00 <text:s/>3.41135746e+00 -2.45725807e-02 <text:s/>4.14952252e+00</text:p>
      <text:p text:style-name="P4"><text:s text:c="2"/>-1.79473084e+00 <text:s/>4.19961743e+00 -2.09623592e+00 <text:s/>4.48011576e+00</text:p>
      <text:p text:style-name="P4"><text:s text:c="2"/>-1.51714184e+00 <text:s/>3.99206637e+00 -3.70286731e+00 <text:s/>1.07732959e+01</text:p>
      <text:p text:style-name="P4"><text:s text:c="2"/>-6.14470131e+01 <text:s/>5.17040470e+00 -5.76218946e-01 <text:s/>4.07868663e+00</text:p>
      <text:p text:style-name="P4"><text:s text:c="2"/>-2.72559644e+00 <text:s/>4.65760338e+00 -1.09313837e+00 <text:s/>9.46797251e+00</text:p>
      <text:p text:style-name="P4"><text:s text:c="2"/>-2.11111249e+00 -1.97013453e+01 -1.06923520e+00 -1.73265120e+00</text:p>
      <text:p text:style-name="P4"><text:s text:c="3"/>4.82061803e+00 <text:s/>3.89208225e-01]</text:p>
      <text:p text:style-name="P4"><text:s/>[ 1.87549958e+00 <text:s/>1.04491885e+00 <text:s/>1.89671023e+01 <text:s/>2.14299779e+00</text:p>
      <text:p text:style-name="P4"><text:s text:c="3"/>1.79240134e+01 <text:s/>1.95656911e+00 <text:s/>1.54100343e+01 <text:s/>2.57973864e-01</text:p>
      <text:p text:style-name="P4"><text:s text:c="3"/>2.21653532e+01 <text:s/>1.50891041e+00 <text:s/>1.73092550e+01 <text:s/>6.32340488e+00</text:p>
      <text:p text:style-name="P4"><text:s text:c="3"/>7.28320491e+01 -5.76218946e-01 <text:s/>2.90196094e+01 -1.33680503e+00</text:p>
      <text:p text:style-name="P4"><text:s text:c="3"/>2.71164250e+01 <text:s/>4.05639742e-01 <text:s/>2.04390773e+01 <text:s/>6.45410997e+00</text:p>
      <text:p text:style-name="P4"><text:s text:c="2"/>-1.22886019e+01 <text:s/>4.31958635e+01 <text:s/>1.71915513e+00 <text:s/>1.57799619e+00</text:p>
      <text:p text:style-name="P4"><text:s text:c="3"/>1.56673116e+01 <text:s/>6.20158591e-01]</text:p>
      <text:p text:style-name="P4"><text:s/>[-1.59721960e+00 <text:s/>2.93768978e+00 -3.11874094e-01 <text:s/>3.18159482e+00</text:p>
      <text:p text:style-name="P4"><text:s text:c="2"/>-1.24511384e+00 <text:s/>3.48249119e+00 -2.00934850e+00 <text:s/>3.61385519e+00</text:p>
      <text:p text:style-name="P4"><text:s text:c="2"/>-1.56950817e+00 <text:s/>3.35822449e+00 -2.00873264e+00 <text:s/>7.62420817e+00</text:p>
      <text:p text:style-name="P4"><text:s text:c="2"/>-4.85891414e+01 <text:s/>4.07868663e+00 -1.33680503e+00 <text:s/>4.07971488e+00</text:p>
      <text:p text:style-name="P4"><text:s text:c="2"/>-2.41512872e+00 <text:s/>3.80193818e+00 -1.54423045e+00 <text:s/>6.85645685e+00</text:p>
      <text:p text:style-name="P4"><text:s text:c="2"/>-2.66876882e+00 -1.39916678e+01 -1.02286897e+00 -9.02633665e-01</text:p>
      <text:p text:style-name="P4"><text:s text:c="3"/>3.56644295e+00 <text:s/>1.59224150e-01]</text:p>
      <text:p text:style-name="P4"><text:s/>[ 1.82132852e+00 -2.74714967e-01 <text:s/>1.84655573e+01 <text:s/>8.00899340e-02</text:p>
      <text:p text:style-name="P4"><text:soft-page-break/><text:s text:c="3"/>1.87252736e+01 <text:s/>4.72647234e-01 <text:s/>1.59838105e+01 -1.40975780e+00</text:p>
      <text:p text:style-name="P4"><text:s text:c="3"/>2.20567264e+01 <text:s/>1.02045868e-01 <text:s/>2.04547252e+01 <text:s/>1.03368175e-01</text:p>
      <text:p text:style-name="P4"><text:s text:c="3"/>9.94451646e+01 -2.72559644e+00 <text:s/>2.71164250e+01 -2.41512872e+00</text:p>
      <text:p text:style-name="P4"><text:s text:c="3"/>3.07131079e+01 -1.31586231e+00 <text:s/>2.09248001e+01 <text:s/>1.26842789e+00</text:p>
      <text:p text:style-name="P4"><text:s text:c="2"/>-1.06488743e+01 <text:s/>5.35552340e+01 <text:s/>1.93637356e+00 <text:s/>2.94737601e+00</text:p>
      <text:p text:style-name="P4"><text:s text:c="3"/>1.28636530e+01 <text:s/>4.44388398e-01]</text:p>
      <text:p text:style-name="P4"><text:s/>[-3.28104222e+00 <text:s/>3.25699341e+00 <text:s/>9.86765959e-01 <text:s/>4.04942838e+00</text:p>
      <text:p text:style-name="P4"><text:s text:c="2"/>-6.67822128e-01 <text:s/>4.22365852e+00 -1.48122788e+00 <text:s/>4.32560037e+00</text:p>
      <text:p text:style-name="P4"><text:s text:c="2"/>-4.65669303e-01 <text:s/>3.98047479e+00 -3.11409884e+00 <text:s/>1.07629057e+01</text:p>
      <text:p text:style-name="P4"><text:s text:c="2"/>-5.68715760e+01 <text:s/>4.65760338e+00 <text:s/>4.05639742e-01 <text:s/>3.80193818e+00</text:p>
      <text:p text:style-name="P4"><text:s text:c="2"/>-1.31586231e+00 <text:s/>4.67214029e+00 -3.20808103e-01 <text:s/>9.28073809e+00</text:p>
      <text:p text:style-name="P4"><text:s text:c="2"/>-2.91596956e+00 -1.53197885e+01 -1.00676844e+00 -1.59439198e+00</text:p>
      <text:p text:style-name="P4"><text:s text:c="3"/>5.61578925e+00 <text:s/>3.50864287e-01]</text:p>
      <text:p text:style-name="P4"><text:s/>[ 3.38323800e-01 <text:s/>2.03269448e-01 <text:s/>1.46110078e+01 <text:s/>8.58081954e-01</text:p>
      <text:p text:style-name="P4"><text:s text:c="3"/>1.41354189e+01 <text:s/>9.55302944e-01 <text:s/>1.24260330e+01 -6.31338969e-01</text:p>
      <text:p text:style-name="P4"><text:s text:c="3"/>1.71468377e+01 <text:s/>3.15270462e-01 <text:s/>1.20425158e+01 <text:s/>2.87192770e+00</text:p>
      <text:p text:style-name="P4"><text:s text:c="3"/>6.59582602e+01 -1.09313837e+00 <text:s/>2.04390773e+01 -1.54423045e+00</text:p>
      <text:p text:style-name="P4"><text:s text:c="3"/>2.09248001e+01 -3.20808103e-01 <text:s/>1.89016740e+01 <text:s/>3.19265871e+00</text:p>
      <text:p text:style-name="P4"><text:s text:c="2"/>-7.46189925e+00 <text:s/>3.36674123e+01 <text:s/>1.84968352e+00 <text:s/>1.09249819e+00</text:p>
      <text:p text:style-name="P4"><text:s text:c="3"/>1.04374380e+01 <text:s/>4.90225766e-02]</text:p>
      <text:p text:style-name="P4"><text:s/>[-6.85100894e+00 <text:s/>7.59133195e+00 <text:s/>5.19844291e+00 <text:s/>1.22453118e+01</text:p>
      <text:p text:style-name="P4"><text:s text:c="2"/>-3.95388107e+00 <text:s/>9.44899194e+00 -4.22203716e-04 <text:s/>9.49015543e+00</text:p>
      <text:p text:style-name="P4"><text:s text:c="3"/>4.27076025e+00 <text:s/>8.29384067e+00 -6.04266818e+00 <text:s/>3.90260506e+01</text:p>
      <text:p text:style-name="P4"><text:s text:c="2"/>-1.43426720e+02 <text:s/>9.46797251e+00 <text:s/>6.45410997e+00 <text:s/>6.85645685e+00</text:p>
      <text:p text:style-name="P4"><text:s text:c="3"/>1.26842789e+00 <text:s/>9.28073809e+00 <text:s/>3.19265871e+00 <text:s/>3.46737927e+01</text:p>
      <text:p text:style-name="P4"><text:s text:c="2"/>-6.04626318e+00 -6.45343876e+01 <text:s/>9.41494038e-01 <text:s/>2.44333458e-01</text:p>
      <text:p text:style-name="P4"><text:s text:c="3"/>1.87141940e+01 <text:s/>2.13450919e+00]</text:p>
      <text:p text:style-name="P4"><text:s/>[-3.29008130e-01 -2.15537569e+00 -1.04581892e+01 -2.27670297e+00</text:p>
      <text:p text:style-name="P4"><text:s text:c="2"/>-1.01494440e+01 -3.30490562e+00 -6.81992334e+00 -1.55281949e+00</text:p>
      <text:p text:style-name="P4"><text:s text:c="2"/>-9.55088305e+00 -2.81680705e+00 -8.21729835e+00 -6.57042756e+00</text:p>
      <text:p text:style-name="P4"><text:s text:c="2"/>-1.83140883e+01 -2.11111249e+00 -1.22886019e+01 -2.66876882e+00</text:p>
      <text:p text:style-name="P4"><text:s text:c="2"/>-1.06488743e+01 -2.91596956e+00 -7.46189925e+00 -6.04626318e+00</text:p>
      <text:p text:style-name="P4"><text:s text:c="3"/>5.10095251e+01 -1.46392680e+01 -3.45889044e+00 <text:s/>8.87419636e-01</text:p>
      <text:p text:style-name="P4"><text:s text:c="2"/>-8.98515487e+00 <text:s/>6.11740778e-01]</text:p>
      <text:p text:style-name="P4"><text:s/>[ 2.00708544e+01 -1.29794591e+01 <text:s/>2.93824535e+01 -2.40129040e+01</text:p>
      <text:p text:style-name="P4"><text:s text:c="3"/>5.47320372e+01 -1.33667714e+01 <text:s/>2.84607180e+01 -1.81457533e+01</text:p>
      <text:p text:style-name="P4"><text:soft-page-break/><text:s text:c="3"/>3.59162589e+01 -1.23964205e+01 <text:s/>4.35192200e+01 -7.33158673e+01</text:p>
      <text:p text:style-name="P4"><text:s text:c="3"/>4.67260719e+02 -1.97013453e+01 <text:s/>4.31958635e+01 -1.39916678e+01</text:p>
      <text:p text:style-name="P4"><text:s text:c="3"/>5.35552340e+01 -1.53197885e+01 <text:s/>3.36674123e+01 -6.45343876e+01</text:p>
      <text:p text:style-name="P4"><text:s text:c="2"/>-1.46392680e+01 <text:s/>2.96113754e+02 -3.75857280e+00 <text:s/>2.03454112e+00</text:p>
      <text:p text:style-name="P4"><text:s text:c="3"/>3.41062076e+00 -6.06577440e+00]</text:p>
      <text:p text:style-name="P4"><text:s/>[ 1.39188489e+00 -4.93422142e-01 <text:s/>1.41230098e+00 -2.70086128e-01</text:p>
      <text:p text:style-name="P4"><text:s text:c="3"/>8.39793719e-01 -6.65323370e-01 <text:s/>1.65304408e+00 -1.11788526e+00</text:p>
      <text:p text:style-name="P4"><text:s text:c="3"/>2.51039345e+00 -7.55705539e-01 <text:s/>1.25411834e+00 <text:s/>7.24478712e-01</text:p>
      <text:p text:style-name="P4"><text:s text:c="3"/>9.91113505e+00 -1.06923520e+00 <text:s/>1.71915513e+00 -1.02286897e+00</text:p>
      <text:p text:style-name="P4"><text:s text:c="3"/>1.93637356e+00 -1.00676844e+00 <text:s/>1.84968352e+00 <text:s/>9.41494038e-01</text:p>
      <text:p text:style-name="P4"><text:s text:c="2"/>-3.45889044e+00 -3.75857280e+00 <text:s/>5.73255648e+00 <text:s/>9.70773162e-01</text:p>
      <text:p text:style-name="P4"><text:s text:c="3"/>2.60824770e-01 <text:s/>1.63102170e-01]</text:p>
      <text:p text:style-name="P4"><text:s/>[ 2.07559117e+00 -5.55961556e-01 <text:s/>3.22707605e-01 -1.45034449e-01</text:p>
      <text:p text:style-name="P4"><text:s text:c="2"/>-7.73498033e-01 -1.17748827e+00 <text:s/>1.26768240e+00 -1.35843175e+00</text:p>
      <text:p text:style-name="P4"><text:s text:c="3"/>1.44114330e+00 -6.96564212e-01 <text:s/>1.84574140e-01 -4.98646933e-01</text:p>
      <text:p text:style-name="P4"><text:s text:c="3"/>2.09034064e+01 -1.73265120e+00 <text:s/>1.57799619e+00 -9.02633665e-01</text:p>
      <text:p text:style-name="P4"><text:s text:c="3"/>2.94737601e+00 -1.59439198e+00 <text:s/>1.09249819e+00 <text:s/>2.44333458e-01</text:p>
      <text:p text:style-name="P4"><text:s text:c="3"/>8.87419636e-01 <text:s/>2.03454112e+00 <text:s/>9.70773162e-01 <text:s/>1.07968409e+02</text:p>
      <text:p text:style-name="P4"><text:s text:c="3"/>2.31639538e-01 -3.45919429e+00]</text:p>
      <text:p text:style-name="P4"><text:s/>[-2.06167712e+00 <text:s/>4.36496105e+00 <text:s/>1.19530660e+01 <text:s/>6.31356483e+00</text:p>
      <text:p text:style-name="P4"><text:s text:c="3"/>8.88551356e+00 <text:s/>6.16253755e+00 <text:s/>6.29542796e+00 <text:s/>5.12161977e+00</text:p>
      <text:p text:style-name="P4"><text:s text:c="3"/>1.21424284e+01 <text:s/>5.21541046e+00 <text:s/>3.99637445e+00 <text:s/>2.10164559e+01</text:p>
      <text:p text:style-name="P4"><text:s text:c="2"/>-3.81046621e+01 <text:s/>4.82061803e+00 <text:s/>1.56673116e+01 <text:s/>3.56644295e+00</text:p>
      <text:p text:style-name="P4"><text:s text:c="3"/>1.28636530e+01 <text:s/>5.61578925e+00 <text:s/>1.04374380e+01 <text:s/>1.87141940e+01</text:p>
      <text:p text:style-name="P4"><text:s text:c="2"/>-8.98515487e+00 <text:s/>3.41062076e+00 <text:s/>2.60824770e-01 <text:s/>2.31639538e-01</text:p>
      <text:p text:style-name="P4"><text:s text:c="3"/>1.88738013e+01 <text:s/>6.59446858e-01]</text:p>
      <text:p text:style-name="P4"><text:s/>[ 1.66039766e+00 <text:s/>4.19790587e-01 <text:s/>7.53166653e-01 <text:s/>1.11827010e+00</text:p>
      <text:p text:style-name="P4"><text:s text:c="2"/>-8.30389014e-01 <text:s/>2.41585215e-01 <text:s/>6.10821883e-01 <text:s/>6.65780007e-01</text:p>
      <text:p text:style-name="P4"><text:s text:c="3"/>8.09375778e-01 <text:s/>3.72139357e-01 -3.77589226e-01 <text:s/>2.49215180e+00</text:p>
      <text:p text:style-name="P4"><text:s text:c="2"/>-6.40794921e+00 <text:s/>3.89208225e-01 <text:s/>6.20158591e-01 <text:s/>1.59224150e-01</text:p>
      <text:p text:style-name="P4"><text:s text:c="3"/>4.44388398e-01 <text:s/>3.50864287e-01 <text:s/>4.90225766e-02 <text:s/>2.13450919e+00</text:p>
      <text:p text:style-name="P4"><text:s text:c="3"/>6.11740778e-01 -6.06577440e+00 <text:s/>1.63102170e-01 -3.45919429e+00</text:p>
      <text:p text:style-name="P4"><text:s text:c="3"/>6.59446858e-01 <text:s/>2.12069360e+02]]</text:p>
      <text:p text:style-name="P4"><text:span text:style-name="T3">1:</text:span> [[ 7.47066451e+01 <text:s/>2.04541794e-01 <text:s/>3.85295393e+00 <text:s/>1.07693467e+00</text:p>
      <text:p text:style-name="P4"><text:s text:c="3"/>5.20330061e-01 -1.35667332e+00 <text:s/>3.81605101e+00 <text:s/>6.09968139e-01</text:p>
      <text:p text:style-name="P4"><text:s text:c="3"/>4.45430197e+00 -8.67407532e-01 <text:s/>1.21844241e+01 -1.59358581e+00</text:p>
      <text:p text:style-name="P4"><text:soft-page-break/><text:s text:c="3"/>3.18764223e+01 -2.16733640e+00 <text:s/>1.65199480e+00 -9.66313138e-01</text:p>
      <text:p text:style-name="P4"><text:s text:c="2"/>-1.77621082e-01 -2.55627155e+00 -8.18159536e-01 -1.29492935e+00</text:p>
      <text:p text:style-name="P4"><text:s text:c="2"/>-1.14463701e+00 <text:s/>1.97322385e+00 <text:s/>1.59315567e+00 <text:s/>2.41999157e+00</text:p>
      <text:p text:style-name="P4"><text:s text:c="2"/>-7.76805176e-01 -1.19403304e+00]</text:p>
      <text:p text:style-name="P4"><text:s/>[ 2.04541794e-01 <text:s/>2.33242094e+00 <text:s/>1.24705297e+00 <text:s/>2.35962959e+00</text:p>
      <text:p text:style-name="P4"><text:s text:c="3"/>9.22513197e-01 <text:s/>2.57108564e+00 <text:s/>1.42483378e-01 <text:s/>2.49817478e+00</text:p>
      <text:p text:style-name="P4"><text:s text:c="3"/>9.48900668e-01 <text:s/>2.30965165e+00 <text:s/>5.35602749e-01 <text:s/>4.50853211e+00</text:p>
      <text:p text:style-name="P4"><text:s text:c="2"/>-2.22038076e+01 <text:s/>2.42740591e+00 <text:s/>1.29298600e+00 <text:s/>2.40196436e+00</text:p>
      <text:p text:style-name="P4"><text:s text:c="3"/>3.54307156e-01 <text:s/>2.37699752e+00 <text:s/>7.91502564e-01 <text:s/>4.18565607e+00</text:p>
      <text:p text:style-name="P4"><text:s text:c="2"/>-1.92871532e+00 -3.14795245e+00 -3.44606114e-01 -1.43897888e+00</text:p>
      <text:p text:style-name="P4"><text:s text:c="3"/>3.45809413e+00 <text:s/>4.23364245e-01]</text:p>
      <text:p text:style-name="P4"><text:s/>[ 3.85295393e+00 <text:s/>1.24705297e+00 <text:s/>1.48032498e+01 <text:s/>2.94677280e+00</text:p>
      <text:p text:style-name="P4"><text:s text:c="3"/>1.09846351e+01 <text:s/>2.03980326e+00 <text:s/>1.06070634e+01 <text:s/>1.11805648e+00</text:p>
      <text:p text:style-name="P4"><text:s text:c="3"/>1.46487732e+01 <text:s/>1.53978724e+00 <text:s/>9.70267542e+00 <text:s/>9.56584048e+00</text:p>
      <text:p text:style-name="P4"><text:s text:c="3"/>2.29122237e+01 <text:s/>3.18817459e-01 <text:s/>1.55687244e+01 -1.93393798e-01</text:p>
      <text:p text:style-name="P4"><text:s text:c="3"/>1.42697550e+01 <text:s/>8.84178832e-01 <text:s/>1.22038010e+01 <text:s/>9.10715131e+00</text:p>
      <text:p text:style-name="P4"><text:s text:c="2"/>-6.85174265e+00 <text:s/>7.72961426e+00 <text:s/>2.75050218e+00 -1.32094651e+00</text:p>
      <text:p text:style-name="P4"><text:s text:c="3"/>1.04863805e+01 -7.24055440e-01]</text:p>
      <text:p text:style-name="P4"><text:s/>[ 1.07693467e+00 <text:s/>2.35962959e+00 <text:s/>2.94677280e+00 <text:s/>3.45310100e+00</text:p>
      <text:p text:style-name="P4"><text:s text:c="3"/>5.59918299e-01 <text:s/>2.49096966e+00 <text:s/>1.71455128e+00 <text:s/>2.49336689e+00</text:p>
      <text:p text:style-name="P4"><text:s text:c="3"/>3.04787778e+00 <text:s/>2.22259062e+00 <text:s/>2.27029242e+00 <text:s/>6.78284646e+00</text:p>
      <text:p text:style-name="P4"><text:s text:c="2"/>-2.03177565e+01 <text:s/>2.12845494e+00 <text:s/>3.26642019e+00 <text:s/>1.93313984e+00</text:p>
      <text:p text:style-name="P4"><text:s text:c="3"/>1.98106664e+00 <text:s/>2.11348592e+00 <text:s/>2.20164769e+00 <text:s/>6.01620162e+00</text:p>
      <text:p text:style-name="P4"><text:s text:c="2"/>-2.44749693e+00 -6.70619818e+00 <text:s/>4.64425353e-01 -1.65656879e+00</text:p>
      <text:p text:style-name="P4"><text:s text:c="3"/>4.53672840e+00 <text:s/>4.45865197e-01]</text:p>
      <text:p text:style-name="P4"><text:s/>[ 5.20330061e-01 <text:s/>9.22513197e-01 <text:s/>1.09846351e+01 <text:s/>5.59918299e-01</text:p>
      <text:p text:style-name="P4"><text:s text:c="3"/>1.25132205e+01 <text:s/>2.10367267e+00 <text:s/>7.38808444e+00 <text:s/>1.01424447e+00</text:p>
      <text:p text:style-name="P4"><text:s text:c="3"/>1.08893580e+01 <text:s/>1.71598296e+00 <text:s/>5.79341594e+00 <text:s/>5.87962659e+00</text:p>
      <text:p text:style-name="P4"><text:s text:c="3"/>1.84382195e+01 <text:s/>8.91432283e-01 <text:s/>1.23968486e+01 <text:s/>5.41273958e-01</text:p>
      <text:p text:style-name="P4"><text:s text:c="3"/>1.16657687e+01 <text:s/>1.53148922e+00 <text:s/>9.98067754e+00 <text:s/>6.03735181e+00</text:p>
      <text:p text:style-name="P4"><text:s text:c="2"/>-5.31237698e+00 <text:s/>1.66547445e+01 <text:s/>1.11475795e+00 -9.27842319e-01</text:p>
      <text:p text:style-name="P4"><text:s text:c="3"/>9.25042276e+00 -8.34276853e-01]</text:p>
      <text:p text:style-name="P4"><text:s/>[-1.35667332e+00 <text:s/>2.57108564e+00 <text:s/>2.03980326e+00 <text:s/>2.49096966e+00</text:p>
      <text:p text:style-name="P4"><text:s text:c="3"/>2.10367267e+00 <text:s/>3.63171284e+00 <text:s/>6.27856791e-02 <text:s/>3.08019412e+00</text:p>
      <text:p text:style-name="P4"><text:s text:c="3"/>1.12509871e+00 <text:s/>2.93772648e+00 -8.08088489e-01 <text:s/>6.31739985e+00</text:p>
      <text:p text:style-name="P4"><text:s text:c="2"/>-3.17214202e+01 <text:s/>3.19775684e+00 <text:s/>1.73135155e+00 <text:s/>2.96233431e+00</text:p>
      <text:p text:style-name="P4"><text:soft-page-break/><text:s text:c="3"/>6.96639664e-01 <text:s/>3.30112189e+00 <text:s/>1.37373298e+00 <text:s/>5.71777649e+00</text:p>
      <text:p text:style-name="P4"><text:s text:c="2"/>-2.89195780e+00 -3.22210558e+00 -5.06059524e-01 -2.50508109e+00</text:p>
      <text:p text:style-name="P4"><text:s text:c="3"/>4.94722540e+00 <text:s/>6.22135453e-01]</text:p>
      <text:p text:style-name="P4"><text:s/>[ 3.81605101e+00 <text:s/>1.42483378e-01 <text:s/>1.06070634e+01 <text:s/>1.71455128e+00</text:p>
      <text:p text:style-name="P4"><text:s text:c="3"/>7.38808444e+00 <text:s/>6.27856791e-02 <text:s/>1.06349915e+01 -6.09578386e-01</text:p>
      <text:p text:style-name="P4"><text:s text:c="3"/>1.27885093e+01 -1.46578761e-01 <text:s/>1.06540078e+01 <text:s/>3.66320517e+00</text:p>
      <text:p text:style-name="P4"><text:s text:c="3"/>4.41758562e+01 -1.57505757e+00 <text:s/>1.37692203e+01 -1.77190291e+00</text:p>
      <text:p text:style-name="P4"><text:s text:c="3"/>1.37701490e+01 -1.25787866e+00 <text:s/>1.13150102e+01 <text:s/>4.02028929e+00</text:p>
      <text:p text:style-name="P4"><text:s text:c="2"/>-4.16216591e+00 <text:s/>9.14024580e+00 <text:s/>2.85798483e+00 <text:s/>3.52189253e-01</text:p>
      <text:p text:style-name="P4"><text:s text:c="3"/>5.73967022e+00 -1.00686144e+00]</text:p>
      <text:p text:style-name="P4"><text:s/>[ 6.09968139e-01 <text:s/>2.49817478e+00 <text:s/>1.11805648e+00 <text:s/>2.49336689e+00</text:p>
      <text:p text:style-name="P4"><text:s text:c="3"/>1.01424447e+00 <text:s/>3.08019412e+00 -6.09578386e-01 <text:s/>3.70687366e+00</text:p>
      <text:p text:style-name="P4"><text:s text:c="2"/>-1.85709247e-01 <text:s/>2.86375089e+00 -3.59944580e-01 <text:s/>5.49534715e+00</text:p>
      <text:p text:style-name="P4"><text:s text:c="2"/>-3.30754855e+01 <text:s/>3.26517988e+00 <text:s/>6.29972107e-01 <text:s/>2.93722990e+00</text:p>
      <text:p text:style-name="P4"><text:s text:c="2"/>-5.30928045e-01 <text:s/>3.20800125e+00 <text:s/>1.30502533e-01 <text:s/>4.97254452e+00</text:p>
      <text:p text:style-name="P4"><text:s text:c="2"/>-1.40002337e+00 -4.88734548e+00 -9.97256663e-01 -2.57757284e+00</text:p>
      <text:p text:style-name="P4"><text:s text:c="3"/>3.88464936e+00 <text:s/>7.43831524e-01]</text:p>
      <text:p text:style-name="P4"><text:s/>[ 4.45430197e+00 <text:s/>9.48900668e-01 <text:s/>1.46487732e+01 <text:s/>3.04787778e+00</text:p>
      <text:p text:style-name="P4"><text:s text:c="3"/>1.08893580e+01 <text:s/>1.12509871e+00 <text:s/>1.27885093e+01 -1.85709247e-01</text:p>
      <text:p text:style-name="P4"><text:s text:c="3"/>1.89383809e+01 <text:s/>8.00724335e-01 <text:s/>1.30123990e+01 <text:s/>9.36159331e+00</text:p>
      <text:p text:style-name="P4"><text:s text:c="3"/>4.46068144e+01 -1.12945199e+00 <text:s/>1.97318396e+01 -1.47610341e+00</text:p>
      <text:p text:style-name="P4"><text:s text:c="3"/>1.87916834e+01 -4.87487752e-01 <text:s/>1.55534642e+01 <text:s/>9.17998700e+00</text:p>
      <text:p text:style-name="P4"><text:s text:c="2"/>-5.94858932e+00 <text:s/>1.23498490e+01 <text:s/>4.23555372e+00 -1.56955021e-01</text:p>
      <text:p text:style-name="P4"><text:s text:c="3"/>1.14095595e+01 -1.15372519e+00]</text:p>
      <text:p text:style-name="P4"><text:s/>[-8.67407532e-01 <text:s/>2.30965165e+00 <text:s/>1.53978724e+00 <text:s/>2.22259062e+00</text:p>
      <text:p text:style-name="P4"><text:s text:c="3"/>1.71598296e+00 <text:s/>2.93772648e+00 -1.46578761e-01 <text:s/>2.86375089e+00</text:p>
      <text:p text:style-name="P4"><text:s text:c="3"/>8.00724335e-01 <text:s/>3.02178708e+00 <text:s/>1.29143645e+00 <text:s/>5.09927022e+00</text:p>
      <text:p text:style-name="P4"><text:s text:c="2"/>-2.81207872e+01 <text:s/>2.99463930e+00 <text:s/>1.37025595e+00 <text:s/>2.78718986e+00</text:p>
      <text:p text:style-name="P4"><text:s text:c="3"/>3.55874349e-01 <text:s/>3.01127927e+00 <text:s/>7.96680463e-01 <text:s/>4.69176949e+00</text:p>
      <text:p text:style-name="P4"><text:s text:c="2"/>-2.42595408e+00 -2.60042845e+00 -7.27239051e-01 -2.02231321e+00</text:p>
      <text:p text:style-name="P4"><text:s text:c="3"/>4.05402478e+00 <text:s/>4.47568331e-01]</text:p>
      <text:p text:style-name="P4"><text:s/>[ 1.21844241e+01 <text:s/>5.35602749e-01 <text:s/>9.70267542e+00 <text:s/>2.27029242e+00</text:p>
      <text:p text:style-name="P4"><text:s text:c="3"/>5.79341594e+00 -8.08088489e-01 <text:s/>1.06540078e+01 -3.59944580e-01</text:p>
      <text:p text:style-name="P4"><text:s text:c="3"/>1.30123990e+01 <text:s/>1.29143645e+00 <text:s/>8.42456455e+01 -4.95615185e-01</text:p>
      <text:p text:style-name="P4"><text:s text:c="3"/>5.48218603e+01 -1.96693446e+00 <text:s/>1.38039164e+01 -9.28248690e-01</text:p>
      <text:p text:style-name="P4"><text:s text:c="3"/>1.49913960e+01 -2.06678066e+00 <text:s/>8.91146343e+00 <text:s/>6.90762912e-01</text:p>
      <text:p text:style-name="P4"><text:soft-page-break/><text:s text:c="2"/>-7.02135947e+00 <text:s/>9.51636684e+00 <text:s/>2.64379525e+00 -3.01656352e+00</text:p>
      <text:p text:style-name="P4"><text:s text:c="3"/>2.57878792e+00 -3.80064457e+00]</text:p>
      <text:p text:style-name="P4"><text:s/>[-1.59358581e+00 <text:s/>4.50853211e+00 <text:s/>9.56584048e+00 <text:s/>6.78284646e+00</text:p>
      <text:p text:style-name="P4"><text:s text:c="3"/>5.87962659e+00 <text:s/>6.31739985e+00 <text:s/>3.66320517e+00 <text:s/>5.49534715e+00</text:p>
      <text:p text:style-name="P4"><text:s text:c="3"/>9.36159331e+00 <text:s/>5.09927022e+00 -4.95615185e-01 <text:s/>2.70598820e+01</text:p>
      <text:p text:style-name="P4"><text:s text:c="2"/>-7.43007034e+01 <text:s/>5.32609093e+00 <text:s/>1.03847908e+01 <text:s/>4.07009929e+00</text:p>
      <text:p text:style-name="P4"><text:s text:c="3"/>6.18059416e+00 <text:s/>5.94662120e+00 <text:s/>7.27139720e+00 <text:s/>2.33871743e+01</text:p>
      <text:p text:style-name="P4"><text:s text:c="2"/>-6.45069290e+00 -2.28447816e+01 <text:s/>3.30972064e+00 -5.53635890e+00</text:p>
      <text:p text:style-name="P4"><text:s text:c="3"/>1.83751122e+01 <text:s/>1.41791733e+00]</text:p>
      <text:p text:style-name="P4"><text:s/>[ 3.18764223e+01 -2.22038076e+01 <text:s/>2.29122237e+01 -2.03177565e+01</text:p>
      <text:p text:style-name="P4"><text:s text:c="3"/>1.84382195e+01 -3.17214202e+01 <text:s/>4.41758562e+01 -3.30754855e+01</text:p>
      <text:p text:style-name="P4"><text:s text:c="3"/>4.46068144e+01 -2.81207872e+01 <text:s/>5.48218603e+01 -7.43007034e+01</text:p>
      <text:p text:style-name="P4"><text:s text:c="3"/>7.01163856e+02 -3.88906948e+01 <text:s/>4.66615951e+01 -3.39579269e+01</text:p>
      <text:p text:style-name="P4"><text:s text:c="3"/>6.23505605e+01 -3.76205162e+01 <text:s/>4.00152122e+01 -6.16467788e+01</text:p>
      <text:p text:style-name="P4"><text:s text:c="2"/>-5.00438881e+00 <text:s/>1.74821981e+02 <text:s/>1.08679170e+01 <text:s/>3.79691630e+01</text:p>
      <text:p text:style-name="P4"><text:s text:c="2"/>-2.63496908e+01 -1.33986074e+01]</text:p>
      <text:p text:style-name="P4"><text:s/>[-2.16733640e+00 <text:s/>2.42740591e+00 <text:s/>3.18817459e-01 <text:s/>2.12845494e+00</text:p>
      <text:p text:style-name="P4"><text:s text:c="3"/>8.91432283e-01 <text:s/>3.19775684e+00 -1.57505757e+00 <text:s/>3.26517988e+00</text:p>
      <text:p text:style-name="P4"><text:s text:c="2"/>-1.12945199e+00 <text:s/>2.99463930e+00 -1.96693446e+00 <text:s/>5.32609093e+00</text:p>
      <text:p text:style-name="P4"><text:s text:c="2"/>-3.88906948e+01 <text:s/>3.96208864e+00 -3.11006945e-01 <text:s/>3.41799921e+00</text:p>
      <text:p text:style-name="P4"><text:s text:c="2"/>-1.91831171e+00 <text:s/>3.63333138e+00 -4.90799386e-01 <text:s/>4.80901932e+00</text:p>
      <text:p text:style-name="P4"><text:s text:c="2"/>-1.82321652e+00 -5.87095233e+00 -1.18220839e+00 -2.90121907e+00</text:p>
      <text:p text:style-name="P4"><text:s text:c="3"/>3.53636531e+00 <text:s/>7.96166032e-01]</text:p>
      <text:p text:style-name="P4"><text:s/>[ 1.65199480e+00 <text:s/>1.29298600e+00 <text:s/>1.55687244e+01 <text:s/>3.26642019e+00</text:p>
      <text:p text:style-name="P4"><text:s text:c="3"/>1.23968486e+01 <text:s/>1.73135155e+00 <text:s/>1.37692203e+01 <text:s/>6.29972107e-01</text:p>
      <text:p text:style-name="P4"><text:s text:c="3"/>1.97318396e+01 <text:s/>1.37025595e+00 <text:s/>1.38039164e+01 <text:s/>1.03847908e+01</text:p>
      <text:p text:style-name="P4"><text:s text:c="3"/>4.66615951e+01 -3.11006945e-01 <text:s/>2.57352875e+01 -1.30660370e+00</text:p>
      <text:p text:style-name="P4"><text:s text:c="3"/>2.27799733e+01 <text:s/>1.06474407e-01 <text:s/>1.81935167e+01 <text:s/>1.02575942e+01</text:p>
      <text:p text:style-name="P4"><text:s text:c="2"/>-7.46802823e+00 <text:s/>1.81902996e+01 <text:s/>4.01101243e+00 -1.18570743e+00</text:p>
      <text:p text:style-name="P4"><text:s text:c="3"/>1.35358534e+01 -8.99645743e-01]</text:p>
      <text:p text:style-name="P4"><text:s/>[-9.66313138e-01 <text:s/>2.40196436e+00 -1.93393798e-01 <text:s/>1.93313984e+00</text:p>
      <text:p text:style-name="P4"><text:s text:c="3"/>5.41273958e-01 <text:s/>2.96233431e+00 -1.77190291e+00 <text:s/>2.93722990e+00</text:p>
      <text:p text:style-name="P4"><text:s text:c="2"/>-1.47610341e+00 <text:s/>2.78718986e+00 -9.28248690e-01 <text:s/>4.07009929e+00</text:p>
      <text:p text:style-name="P4"><text:s text:c="2"/>-3.39579269e+01 <text:s/>3.41799921e+00 -1.30660370e+00 <text:s/>3.80604872e+00</text:p>
      <text:p text:style-name="P4"><text:s text:c="2"/>-1.95131682e+00 <text:s/>3.27762307e+00 -1.20450783e+00 <text:s/>3.72786020e+00</text:p>
      <text:p text:style-name="P4"><text:s text:c="2"/>-2.94780418e+00 -3.70384331e+00 -1.29103343e+00 -1.40056863e+00</text:p>
      <text:p text:style-name="P4"><text:soft-page-break/><text:s text:c="3"/>2.89895046e+00 <text:s/>6.07735483e-01]</text:p>
      <text:p text:style-name="P4"><text:s/>[-1.77621082e-01 <text:s/>3.54307156e-01 <text:s/>1.42697550e+01 <text:s/>1.98106664e+00</text:p>
      <text:p text:style-name="P4"><text:s text:c="3"/>1.16657687e+01 <text:s/>6.96639664e-01 <text:s/>1.37701490e+01 -5.30928045e-01</text:p>
      <text:p text:style-name="P4"><text:s text:c="3"/>1.87916834e+01 <text:s/>3.55874349e-01 <text:s/>1.49913960e+01 <text:s/>6.18059416e+00</text:p>
      <text:p text:style-name="P4"><text:s text:c="3"/>6.23505605e+01 -1.91831171e+00 <text:s/>2.27799733e+01 -1.95131682e+00</text:p>
      <text:p text:style-name="P4"><text:s text:c="3"/>2.62493513e+01 -1.03055001e+00 <text:s/>1.84328849e+01 <text:s/>6.67938340e+00</text:p>
      <text:p text:style-name="P4"><text:s text:c="2"/>-6.47071489e+00 <text:s/>2.36112904e+01 <text:s/>3.93695684e+00 <text:s/>2.56775084e+00</text:p>
      <text:p text:style-name="P4"><text:s text:c="3"/>1.10531555e+01 -1.24719179e+00]</text:p>
      <text:p text:style-name="P4"><text:s/>[-2.55627155e+00 <text:s/>2.37699752e+00 <text:s/>8.84178832e-01 <text:s/>2.11348592e+00</text:p>
      <text:p text:style-name="P4"><text:s text:c="3"/>1.53148922e+00 <text:s/>3.30112189e+00 -1.25787866e+00 <text:s/>3.20800125e+00</text:p>
      <text:p text:style-name="P4"><text:s text:c="2"/>-4.87487752e-01 <text:s/>3.01127927e+00 -2.06678066e+00 <text:s/>5.94662120e+00</text:p>
      <text:p text:style-name="P4"><text:s text:c="2"/>-3.76205162e+01 <text:s/>3.63333138e+00 <text:s/>1.06474407e-01 <text:s/>3.27762307e+00</text:p>
      <text:p text:style-name="P4"><text:s text:c="2"/>-1.03055001e+00 <text:s/>3.72561307e+00 <text:s/>6.51496331e-02 <text:s/>5.27303882e+00</text:p>
      <text:p text:style-name="P4"><text:s text:c="2"/>-2.57246130e+00 -3.90537348e+00 -1.00842164e+00 -2.56150713e+00</text:p>
      <text:p text:style-name="P4"><text:s text:c="3"/>4.37553980e+00 <text:s/>7.82123272e-01]</text:p>
      <text:p text:style-name="P4"><text:s/>[-8.18159536e-01 <text:s/>7.91502564e-01 <text:s/>1.22038010e+01 <text:s/>2.20164769e+00</text:p>
      <text:p text:style-name="P4"><text:s text:c="3"/>9.98067754e+00 <text:s/>1.37373298e+00 <text:s/>1.13150102e+01 <text:s/>1.30502533e-01</text:p>
      <text:p text:style-name="P4"><text:s text:c="3"/>1.55534642e+01 <text:s/>7.96680463e-01 <text:s/>8.91146343e+00 <text:s/>7.27139720e+00</text:p>
      <text:p text:style-name="P4"><text:s text:c="3"/>4.00152122e+01 -4.90799386e-01 <text:s/>1.81935167e+01 -1.20450783e+00</text:p>
      <text:p text:style-name="P4"><text:s text:c="3"/>1.84328849e+01 <text:s/>6.51496331e-02 <text:s/>1.73080573e+01 <text:s/>7.38036563e+00</text:p>
      <text:p text:style-name="P4"><text:s text:c="2"/>-3.58405835e+00 <text:s/>1.35175946e+01 <text:s/>3.39747016e+00 <text:s/>1.26634767e-01</text:p>
      <text:p text:style-name="P4"><text:s text:c="3"/>9.81437904e+00 -1.02447296e+00]</text:p>
      <text:p text:style-name="P4"><text:s/>[-1.29492935e+00 <text:s/>4.18565607e+00 <text:s/>9.10715131e+00 <text:s/>6.01620162e+00</text:p>
      <text:p text:style-name="P4"><text:s text:c="3"/>6.03735181e+00 <text:s/>5.71777649e+00 <text:s/>4.02028929e+00 <text:s/>4.97254452e+00</text:p>
      <text:p text:style-name="P4"><text:s text:c="3"/>9.17998700e+00 <text:s/>4.69176949e+00 <text:s/>6.90762912e-01 <text:s/>2.33871743e+01</text:p>
      <text:p text:style-name="P4"><text:s text:c="2"/>-6.16467788e+01 <text:s/>4.80901932e+00 <text:s/>1.02575942e+01 <text:s/>3.72786020e+00</text:p>
      <text:p text:style-name="P4"><text:s text:c="3"/>6.67938340e+00 <text:s/>5.27303882e+00 <text:s/>7.38036563e+00 <text:s/>2.13737116e+01</text:p>
      <text:p text:style-name="P4"><text:s text:c="2"/>-5.49309520e+00 -2.06611265e+01 <text:s/>3.28534330e+00 -4.80740591e+00</text:p>
      <text:p text:style-name="P4"><text:s text:c="3"/>1.68588860e+01 <text:s/>1.17356586e+00]</text:p>
      <text:p text:style-name="P4"><text:s/>[-1.14463701e+00 -1.92871532e+00 -6.85174265e+00 -2.44749693e+00</text:p>
      <text:p text:style-name="P4"><text:s text:c="2"/>-5.31237698e+00 -2.89195780e+00 -4.16216591e+00 -1.40002337e+00</text:p>
      <text:p text:style-name="P4"><text:s text:c="2"/>-5.94858932e+00 -2.42595408e+00 -7.02135947e+00 -6.45069290e+00</text:p>
      <text:p text:style-name="P4"><text:s text:c="2"/>-5.00438881e+00 -1.82321652e+00 -7.46802823e+00 -2.94780418e+00</text:p>
      <text:p text:style-name="P4"><text:s text:c="2"/>-6.47071489e+00 -2.57246130e+00 -3.58405835e+00 -5.49309520e+00</text:p>
      <text:p text:style-name="P4"><text:s text:c="3"/>5.97205310e+01 -5.20216341e+00 -4.66221860e+00 <text:s/>4.57488195e+00</text:p>
      <text:p text:style-name="P4"><text:s text:c="2"/>-6.37044731e+00 <text:s/>2.31452449e-01]</text:p>
      <text:p text:style-name="P4"><text:soft-page-break/><text:s/>[ 1.97322385e+00 -3.14795245e+00 <text:s/>7.72961426e+00 -6.70619818e+00</text:p>
      <text:p text:style-name="P4"><text:s text:c="3"/>1.66547445e+01 -3.22210558e+00 <text:s/>9.14024580e+00 -4.88734548e+00</text:p>
      <text:p text:style-name="P4"><text:s text:c="3"/>1.23498490e+01 -2.60042845e+00 <text:s/>9.51636684e+00 -2.28447816e+01</text:p>
      <text:p text:style-name="P4"><text:s text:c="3"/>1.74821981e+02 -5.87095233e+00 <text:s/>1.81902996e+01 -3.70384331e+00</text:p>
      <text:p text:style-name="P4"><text:s text:c="3"/>2.36112904e+01 -3.90537348e+00 <text:s/>1.35175946e+01 -2.06611265e+01</text:p>
      <text:p text:style-name="P4"><text:s text:c="2"/>-5.20216341e+00 <text:s/>1.30324362e+02 -5.98991775e+00 <text:s/>1.37948548e+01</text:p>
      <text:p text:style-name="P4"><text:s text:c="3"/>4.67685612e+00 -3.14410121e+00]</text:p>
      <text:p text:style-name="P4"><text:s/>[ 1.59315567e+00 -3.44606114e-01 <text:s/>2.75050218e+00 <text:s/>4.64425353e-01</text:p>
      <text:p text:style-name="P4"><text:s text:c="3"/>1.11475795e+00 -5.06059524e-01 <text:s/>2.85798483e+00 -9.97256663e-01</text:p>
      <text:p text:style-name="P4"><text:s text:c="3"/>4.23555372e+00 -7.27239051e-01 <text:s/>2.64379525e+00 <text:s/>3.30972064e+00</text:p>
      <text:p text:style-name="P4"><text:s text:c="3"/>1.08679170e+01 -1.18220839e+00 <text:s/>4.01101243e+00 -1.29103343e+00</text:p>
      <text:p text:style-name="P4"><text:s text:c="3"/>3.93695684e+00 -1.00842164e+00 <text:s/>3.39747016e+00 <text:s/>3.28534330e+00</text:p>
      <text:p text:style-name="P4"><text:s text:c="2"/>-4.66221860e+00 -5.98991775e+00 <text:s/>6.51034480e+00 -2.09672226e-01</text:p>
      <text:p text:style-name="P4"><text:s text:c="3"/>2.19377475e+00 -4.83177394e-01]</text:p>
      <text:p text:style-name="P4"><text:s/>[ 2.41999157e+00 -1.43897888e+00 -1.32094651e+00 -1.65656879e+00</text:p>
      <text:p text:style-name="P4"><text:s text:c="2"/>-9.27842319e-01 -2.50508109e+00 <text:s/>3.52189253e-01 -2.57757284e+00</text:p>
      <text:p text:style-name="P4"><text:s text:c="2"/>-1.56955021e-01 -2.02231321e+00 -3.01656352e+00 -5.53635890e+00</text:p>
      <text:p text:style-name="P4"><text:s text:c="3"/>3.79691630e+01 -2.90121907e+00 -1.18570743e+00 -1.40056863e+00</text:p>
      <text:p text:style-name="P4"><text:s text:c="3"/>2.56775084e+00 -2.56150713e+00 <text:s/>1.26634767e-01 -4.80740591e+00</text:p>
      <text:p text:style-name="P4"><text:s text:c="3"/>4.57488195e+00 <text:s/>1.37948548e+01 -2.09672226e-01 <text:s/>1.59334192e+02</text:p>
      <text:p text:style-name="P4"><text:s text:c="2"/>-2.23359806e+00 -1.19519960e+00]</text:p>
      <text:p text:style-name="P4"><text:s/>[-7.76805176e-01 <text:s/>3.45809413e+00 <text:s/>1.04863805e+01 <text:s/>4.53672840e+00</text:p>
      <text:p text:style-name="P4"><text:s text:c="3"/>9.25042276e+00 <text:s/>4.94722540e+00 <text:s/>5.73967022e+00 <text:s/>3.88464936e+00</text:p>
      <text:p text:style-name="P4"><text:s text:c="3"/>1.14095595e+01 <text:s/>4.05402478e+00 <text:s/>2.57878792e+00 <text:s/>1.83751122e+01</text:p>
      <text:p text:style-name="P4"><text:s text:c="2"/>-2.63496908e+01 <text:s/>3.53636531e+00 <text:s/>1.35358534e+01 <text:s/>2.89895046e+00</text:p>
      <text:p text:style-name="P4"><text:s text:c="3"/>1.10531555e+01 <text:s/>4.37553980e+00 <text:s/>9.81437904e+00 <text:s/>1.68588860e+01</text:p>
      <text:p text:style-name="P4"><text:s text:c="2"/>-6.37044731e+00 <text:s/>4.67685612e+00 <text:s/>2.19377475e+00 -2.23359806e+00</text:p>
      <text:p text:style-name="P4"><text:s text:c="3"/>1.73736967e+01 <text:s/>4.55590007e-01]</text:p>
      <text:p text:style-name="P4"><text:s/>[-1.19403304e+00 <text:s/>4.23364245e-01 -7.24055440e-01 <text:s/>4.45865197e-01</text:p>
      <text:p text:style-name="P4"><text:s text:c="2"/>-8.34276853e-01 <text:s/>6.22135453e-01 -1.00686144e+00 <text:s/>7.43831524e-01</text:p>
      <text:p text:style-name="P4"><text:s text:c="2"/>-1.15372519e+00 <text:s/>4.47568331e-01 -3.80064457e+00 <text:s/>1.41791733e+00</text:p>
      <text:p text:style-name="P4"><text:s text:c="2"/>-1.33986074e+01 <text:s/>7.96166032e-01 -8.99645743e-01 <text:s/>6.07735483e-01</text:p>
      <text:p text:style-name="P4"><text:s text:c="2"/>-1.24719179e+00 <text:s/>7.82123272e-01 -1.02447296e+00 <text:s/>1.17356586e+00</text:p>
      <text:p text:style-name="P4"><text:s text:c="3"/>2.31452449e-01 -3.14410121e+00 -4.83177394e-01 -1.19519960e+00</text:p>
      <text:p text:style-name="P4"><text:s text:c="3"/>4.55590007e-01 <text:s/>2.08230480e+02]]</text:p>
      <text:p text:style-name="P4"><text:span text:style-name="T3">2: </text:span>[[ 4.31186684e+01 -2.34894666e-01 <text:s/>1.32929246e+00 -4.86470598e-01</text:p>
      <text:p text:style-name="P4"><text:soft-page-break/><text:s text:c="3"/>8.70308842e-01 -9.06625595e-01 <text:s/>1.00486885e+00 -8.69173968e-02</text:p>
      <text:p text:style-name="P4"><text:s text:c="3"/>1.39661029e+00 -6.92110149e-01 <text:s/>4.73087375e+00 -2.78455901e+00</text:p>
      <text:p text:style-name="P4"><text:s text:c="3"/>1.66892731e+01 -1.11048054e+00 -1.11297284e+00 -3.40215585e-01</text:p>
      <text:p text:style-name="P4"><text:s text:c="2"/>-1.35329303e+00 -1.33213303e+00 -1.43746284e+00 -2.25016884e+00</text:p>
      <text:p text:style-name="P4"><text:s text:c="3"/>1.06325880e+00 <text:s/>3.14242834e+00 <text:s/>5.21981915e-01 -1.23618153e-01</text:p>
      <text:p text:style-name="P4"><text:s text:c="2"/>-1.30687764e+00 <text:s/>1.26910732e+00]</text:p>
      <text:p text:style-name="P4"><text:s/>[-2.34894666e-01 <text:s/>2.51059650e+00 <text:s/>1.44690607e+00 <text:s/>3.13044922e+00</text:p>
      <text:p text:style-name="P4"><text:s text:c="2"/>-1.51657557e-01 <text:s/>2.82055022e+00 <text:s/>2.20001553e-01 <text:s/>2.84309101e+00</text:p>
      <text:p text:style-name="P4"><text:s text:c="3"/>1.19213717e+00 <text:s/>2.62622351e+00 <text:s/>7.00453524e-02 <text:s/>7.13883940e+00</text:p>
      <text:p text:style-name="P4"><text:s text:c="2"/>-2.95762608e+01 <text:s/>2.80788807e+00 <text:s/>1.77553861e+00 <text:s/>2.38565773e+00</text:p>
      <text:p text:style-name="P4"><text:s text:c="3"/>6.35445401e-01 <text:s/>2.69288654e+00 <text:s/>8.40733604e-01 <text:s/>6.51715151e+00</text:p>
      <text:p text:style-name="P4"><text:s text:c="2"/>-1.84916933e+00 -9.30956835e+00 -3.51808071e-01 -1.00509986e+00</text:p>
      <text:p text:style-name="P4"><text:s text:c="3"/>4.17583864e+00 -4.26619583e-01]</text:p>
      <text:p text:style-name="P4"><text:s/>[ 1.32929246e+00 <text:s/>1.44690607e+00 <text:s/>1.63624450e+01 <text:s/>2.53152927e+00</text:p>
      <text:p text:style-name="P4"><text:s text:c="3"/>1.40706495e+01 <text:s/>2.80214388e+00 <text:s/>1.02957526e+01 <text:s/>1.46242121e+00</text:p>
      <text:p text:style-name="P4"><text:s text:c="3"/>1.47559461e+01 <text:s/>2.21251990e+00 <text:s/>1.04312988e+01 <text:s/>8.05129835e+00</text:p>
      <text:p text:style-name="P4"><text:s text:c="3"/>2.08923282e+01 <text:s/>1.06009940e+00 <text:s/>1.58124065e+01 <text:s/>5.64028005e-01</text:p>
      <text:p text:style-name="P4"><text:s text:c="3"/>1.47586470e+01 <text:s/>1.91581804e+00 <text:s/>1.20676213e+01 <text:s/>7.17623825e+00</text:p>
      <text:p text:style-name="P4"><text:s text:c="2"/>-1.07084972e+01 <text:s/>1.88284852e+01 <text:s/>8.55294314e-01 -1.07307865e+00</text:p>
      <text:p text:style-name="P4"><text:s text:c="3"/>1.13857983e+01 <text:s/>3.00280871e-01]</text:p>
      <text:p text:style-name="P4"><text:s/>[-4.86470598e-01 <text:s/>3.13044922e+00 <text:s/>2.53152927e+00 <text:s/>5.70794732e+00</text:p>
      <text:p text:style-name="P4"><text:s text:c="2"/>-2.56640558e+00 <text:s/>3.51164449e+00 <text:s/>8.44930466e-01 <text:s/>3.81554911e+00</text:p>
      <text:p text:style-name="P4"><text:s text:c="3"/>2.33562298e+00 <text:s/>3.19920577e+00 <text:s/>2.63304611e-01 <text:s/>1.31764240e+01</text:p>
      <text:p text:style-name="P4"><text:s text:c="2"/>-4.65909026e+01 <text:s/>3.43460953e+00 <text:s/>2.93669530e+00 <text:s/>2.51650977e+00</text:p>
      <text:p text:style-name="P4"><text:s text:c="3"/>9.45394481e-01 <text:s/>3.35167197e+00 <text:s/>1.49815897e+00 <text:s/>1.11999748e+01</text:p>
      <text:p text:style-name="P4"><text:s text:c="2"/>-2.28079012e+00 -2.10278097e+01 <text:s/>8.76649352e-02 -1.32373690e+00</text:p>
      <text:p text:style-name="P4"><text:s text:c="3"/>6.09073096e+00 -8.15391806e-01]</text:p>
      <text:p text:style-name="P4"><text:s/>[ 8.70308842e-01 -1.51657557e-01 <text:s/>1.40706495e+01 -2.56640558e+00</text:p>
      <text:p text:style-name="P4"><text:s text:c="3"/>1.94919255e+01 <text:s/>1.18739217e+00 <text:s/>9.27682716e+00 -7.00815284e-01</text:p>
      <text:p text:style-name="P4"><text:s text:c="3"/>1.31939718e+01 <text:s/>8.92029048e-01 <text:s/>1.01678768e+01 -3.39689793e+00</text:p>
      <text:p text:style-name="P4"><text:s text:c="3"/>5.78360577e+01 -4.64569885e-01 <text:s/>1.46928145e+01 -1.05427343e-01</text:p>
      <text:p text:style-name="P4"><text:s text:c="3"/>1.50588972e+01 <text:s/>5.63654430e-01 <text:s/>1.15681192e+01 -2.06999124e+00</text:p>
      <text:p text:style-name="P4"><text:s text:c="2"/>-1.00869653e+01 <text:s/>4.57594919e+01 -1.20667713e-01 -4.24999662e-01</text:p>
      <text:p text:style-name="P4"><text:s text:c="3"/>8.39714221e+00 <text:s/>1.12897389e+00]</text:p>
      <text:p text:style-name="P4"><text:s/>[-9.06625595e-01 <text:s/>2.82055022e+00 <text:s/>2.80214388e+00 <text:s/>3.51164449e+00</text:p>
      <text:p text:style-name="P4"><text:s text:c="3"/>1.18739217e+00 <text:s/>4.00841333e+00 <text:s/>6.81902229e-01 <text:s/>3.40854646e+00</text:p>
      <text:p text:style-name="P4"><text:soft-page-break/><text:s text:c="3"/>2.06231599e+00 <text:s/>3.27134911e+00 -2.48099494e-01 <text:s/>9.00279684e+00</text:p>
      <text:p text:style-name="P4"><text:s text:c="2"/>-3.66719702e+01 <text:s/>3.41187664e+00 <text:s/>2.96143004e+00 <text:s/>2.78855283e+00</text:p>
      <text:p text:style-name="P4"><text:s text:c="3"/>1.67709757e+00 <text:s/>3.48473130e+00 <text:s/>1.76868869e+00 <text:s/>7.98300485e+00</text:p>
      <text:p text:style-name="P4"><text:s text:c="2"/>-3.05282200e+00 -8.27831592e+00 -4.98762182e-01 -1.76827681e+00</text:p>
      <text:p text:style-name="P4"><text:s text:c="3"/>5.86878758e+00 -5.41671423e-01]</text:p>
      <text:p text:style-name="P4"><text:s/>[ 1.00486885e+00 <text:s/>2.20001553e-01 <text:s/>1.02957526e+01 <text:s/>8.44930466e-01</text:p>
      <text:p text:style-name="P4"><text:s text:c="3"/>9.27682716e+00 <text:s/>6.81902229e-01 <text:s/>9.07297910e+00 -2.56724990e-01</text:p>
      <text:p text:style-name="P4"><text:s text:c="3"/>1.09507229e+01 <text:s/>3.47304677e-01 <text:s/>8.99512897e+00 <text:s/>2.11834587e+00</text:p>
      <text:p text:style-name="P4"><text:s text:c="3"/>3.81262824e+01 -6.45213937e-01 <text:s/>1.20901645e+01 -8.43233676e-01</text:p>
      <text:p text:style-name="P4"><text:s text:c="3"/>1.20882577e+01 -1.90024661e-01 <text:s/>9.68244187e+00 <text:s/>2.31701818e+00</text:p>
      <text:p text:style-name="P4"><text:s text:c="2"/>-7.00255079e+00 <text:s/>1.73267523e+01 <text:s/>9.43029688e-01 <text:s/>3.57902593e-01</text:p>
      <text:p text:style-name="P4"><text:s text:c="3"/>6.04727566e+00 <text:s/>3.69471225e-01]</text:p>
      <text:p text:style-name="P4"><text:s/>[-8.69173968e-02 <text:s/>2.84309101e+00 <text:s/>1.46242121e+00 <text:s/>3.81554911e+00</text:p>
      <text:p text:style-name="P4"><text:s text:c="2"/>-7.00815284e-01 <text:s/>3.40854646e+00 -2.56724990e-01 <text:s/>4.02377253e+00</text:p>
      <text:p text:style-name="P4"><text:s text:c="3"/>5.04411496e-01 <text:s/>3.27591288e+00 -1.00668542e+00 <text:s/>9.08451726e+00</text:p>
      <text:p text:style-name="P4"><text:s text:c="2"/>-4.21248436e+01 <text:s/>3.64239101e+00 <text:s/>1.58479474e+00 <text:s/>2.85617068e+00</text:p>
      <text:p text:style-name="P4"><text:s text:c="3"/>1.59190597e-01 <text:s/>3.53083815e+00 <text:s/>4.80464758e-01 <text:s/>8.07343025e+00</text:p>
      <text:p text:style-name="P4"><text:s text:c="2"/>-1.20075049e+00 -1.27832386e+01 -8.20600715e-01 -1.79375323e+00</text:p>
      <text:p text:style-name="P4"><text:s text:c="3"/>4.95670427e+00 -4.33435896e-01]</text:p>
      <text:p text:style-name="P4"><text:s/>[ 1.39661029e+00 <text:s/>1.19213717e+00 <text:s/>1.47559461e+01 <text:s/>2.33562298e+00</text:p>
      <text:p text:style-name="P4"><text:s text:c="3"/>1.31939718e+01 <text:s/>2.06231599e+00 <text:s/>1.09507229e+01 <text:s/>5.04411496e-01</text:p>
      <text:p text:style-name="P4"><text:s text:c="3"/>1.68835933e+01 <text:s/>1.62346044e+00 <text:s/>1.19981227e+01 <text:s/>7.35678109e+00</text:p>
      <text:p text:style-name="P4"><text:s text:c="3"/>3.66634412e+01 <text:s/>1.43176335e-01 <text:s/>1.78285227e+01 -1.85872955e-01</text:p>
      <text:p text:style-name="P4"><text:s text:c="3"/>1.69410457e+01 <text:s/>1.01715619e+00 <text:s/>1.35348393e+01 <text:s/>6.79066874e+00</text:p>
      <text:p text:style-name="P4"><text:s text:c="2"/>-1.04499016e+01 <text:s/>2.22450918e+01 <text:s/>1.61014924e+00 -3.34896955e-01</text:p>
      <text:p text:style-name="P4"><text:s text:c="3"/>1.15082046e+01 <text:s/>3.21345701e-01]</text:p>
      <text:p text:style-name="P4"><text:s/>[-6.92110149e-01 <text:s/>2.62622351e+00 <text:s/>2.21251990e+00 <text:s/>3.19920577e+00</text:p>
      <text:p text:style-name="P4"><text:s text:c="3"/>8.92029048e-01 <text:s/>3.27134911e+00 <text:s/>3.47304677e-01 <text:s/>3.27591288e+00</text:p>
      <text:p text:style-name="P4"><text:s text:c="3"/>1.62346044e+00 <text:s/>3.47343461e+00 <text:s/>1.10417854e+00 <text:s/>7.76257441e+00</text:p>
      <text:p text:style-name="P4"><text:s text:c="2"/>-3.34105150e+01 <text:s/>3.29204143e+00 <text:s/>2.47724243e+00 <text:s/>2.73966644e+00</text:p>
      <text:p text:style-name="P4"><text:s text:c="3"/>1.26182335e+00 <text:s/>3.33443661e+00 <text:s/>1.12447886e+00 <text:s/>7.03830361e+00</text:p>
      <text:p text:style-name="P4"><text:s text:c="2"/>-2.52514575e+00 -7.73387572e+00 -5.61654560e-01 -1.18536508e+00</text:p>
      <text:p text:style-name="P4"><text:s text:c="3"/>5.03837388e+00 -4.22511560e-01]</text:p>
      <text:p text:style-name="P4"><text:s/>[ 4.73087375e+00 <text:s/>7.00453524e-02 <text:s/>1.04312988e+01 <text:s/>2.63304611e-01</text:p>
      <text:p text:style-name="P4"><text:s text:c="3"/>1.01678768e+01 -2.48099494e-01 <text:s/>8.99512897e+00 -1.00668542e+00</text:p>
      <text:p text:style-name="P4"><text:s text:c="3"/>1.19981227e+01 <text:s/>1.10417854e+00 <text:s/>7.72412258e+01 -3.47929270e+00</text:p>
      <text:p text:style-name="P4"><text:soft-page-break/><text:s text:c="3"/>5.70803969e+01 -1.68342890e+00 <text:s/>1.32466427e+01 -7.58541301e-01</text:p>
      <text:p text:style-name="P4"><text:s text:c="3"/>1.50790644e+01 -1.37113323e+00 <text:s/>8.89166984e+00 -1.73997170e+00</text:p>
      <text:p text:style-name="P4"><text:s text:c="2"/>-8.08869494e+00 <text:s/>2.54764376e+01 <text:s/>5.74157990e-01 -7.16212354e-01</text:p>
      <text:p text:style-name="P4"><text:s text:c="3"/>4.10936068e+00 -1.71980073e-01]</text:p>
      <text:p text:style-name="P4"><text:s/>[-2.78455901e+00 <text:s/>7.13883940e+00 <text:s/>8.05129835e+00 <text:s/>1.31764240e+01</text:p>
      <text:p text:style-name="P4"><text:s text:c="2"/>-3.39689793e+00 <text:s/>9.00279684e+00 <text:s/>2.11834587e+00 <text:s/>9.08451726e+00</text:p>
      <text:p text:style-name="P4"><text:s text:c="3"/>7.35678109e+00 <text:s/>7.76257441e+00 -3.47929270e+00 <text:s/>4.16376616e+01</text:p>
      <text:p text:style-name="P4"><text:s text:c="2"/>-1.38877194e+02 <text:s/>8.69137814e+00 <text:s/>8.83590280e+00 <text:s/>5.90091001e+00</text:p>
      <text:p text:style-name="P4"><text:s text:c="3"/>2.69899645e+00 <text:s/>8.71705075e+00 <text:s/>4.55350002e+00 <text:s/>3.49165054e+01</text:p>
      <text:p text:style-name="P4"><text:s text:c="2"/>-8.22703740e+00 -6.28012106e+01 <text:s/>1.57094310e+00 -4.12841654e+00</text:p>
      <text:p text:style-name="P4"><text:s text:c="3"/>1.97488705e+01 -2.84441295e+00]</text:p>
      <text:p text:style-name="P4"><text:s/>[ 1.66892731e+01 -2.95762608e+01 <text:s/>2.08923282e+01 -4.65909026e+01</text:p>
      <text:p text:style-name="P4"><text:s text:c="3"/>5.78360577e+01 -3.66719702e+01 <text:s/>3.81262824e+01 -4.21248436e+01</text:p>
      <text:p text:style-name="P4"><text:s text:c="3"/>3.66634412e+01 -3.34105150e+01 <text:s/>5.70803969e+01 -1.38877194e+02</text:p>
      <text:p text:style-name="P4"><text:s text:c="3"/>9.02658440e+02 -4.34005130e+01 <text:s/>4.02148146e+01 -3.35773731e+01</text:p>
      <text:p text:style-name="P4"><text:s text:c="3"/>6.26145319e+01 -3.99602492e+01 <text:s/>3.99311132e+01 -1.15567092e+02</text:p>
      <text:p text:style-name="P4"><text:s text:c="2"/>-1.68113265e+01 <text:s/>3.59126378e+02 <text:s/>1.89786160e+00 <text:s/>2.71285879e+01</text:p>
      <text:p text:style-name="P4"><text:s text:c="2"/>-3.56274415e+01 <text:s/>1.38338155e+01]</text:p>
      <text:p text:style-name="P4"><text:s/>[-1.11048054e+00 <text:s/>2.80788807e+00 <text:s/>1.06009940e+00 <text:s/>3.43460953e+00</text:p>
      <text:p text:style-name="P4"><text:s text:c="2"/>-4.64569885e-01 <text:s/>3.41187664e+00 -6.45213937e-01 <text:s/>3.64239101e+00</text:p>
      <text:p text:style-name="P4"><text:s text:c="3"/>1.43176335e-01 <text:s/>3.29204143e+00 -1.68342890e+00 <text:s/>8.69137814e+00</text:p>
      <text:p text:style-name="P4"><text:s text:c="2"/>-4.34005130e+01 <text:s/>4.17199396e+00 <text:s/>1.14832458e+00 <text:s/>3.20563704e+00</text:p>
      <text:p text:style-name="P4"><text:s text:c="2"/>-7.83521110e-01 <text:s/>3.71750403e+00 <text:s/>4.04885060e-01 <text:s/>7.80271812e+00</text:p>
      <text:p text:style-name="P4"><text:s text:c="2"/>-1.60197219e+00 -1.30638607e+01 -6.42361428e-01 -1.78680988e+00</text:p>
      <text:p text:style-name="P4"><text:s text:c="3"/>4.67576141e+00 -5.41343931e-01]</text:p>
      <text:p text:style-name="P4"><text:s/>[-1.11297284e+00 <text:s/>1.77553861e+00 <text:s/>1.58124065e+01 <text:s/>2.93669530e+00</text:p>
      <text:p text:style-name="P4"><text:s text:c="3"/>1.46928145e+01 <text:s/>2.96143004e+00 <text:s/>1.20901645e+01 <text:s/>1.58479474e+00</text:p>
      <text:p text:style-name="P4"><text:s text:c="3"/>1.78285227e+01 <text:s/>2.47724243e+00 <text:s/>1.32466427e+01 <text:s/>8.83590280e+00</text:p>
      <text:p text:style-name="P4"><text:s text:c="3"/>4.02148146e+01 <text:s/>1.14832458e+00 <text:s/>2.42480551e+01 <text:s/>1.02076889e-01</text:p>
      <text:p text:style-name="P4"><text:s text:c="3"/>2.15072482e+01 <text:s/>1.91347537e+00 <text:s/>1.62901328e+01 <text:s/>8.40974497e+00</text:p>
      <text:p text:style-name="P4"><text:s text:c="2"/>-1.27869585e+01 <text:s/>2.97236830e+01 <text:s/>6.21111123e-01 -5.13949798e-01</text:p>
      <text:p text:style-name="P4"><text:s text:c="3"/>1.45361446e+01 <text:s/>4.88066654e-01]</text:p>
      <text:p text:style-name="P4"><text:s/>[-3.40215585e-01 <text:s/>2.38565773e+00 <text:s/>5.64028005e-01 <text:s/>2.51650977e+00</text:p>
      <text:p text:style-name="P4"><text:s text:c="2"/>-1.05427343e-01 <text:s/>2.78855283e+00 -8.43233676e-01 <text:s/>2.85617068e+00</text:p>
      <text:p text:style-name="P4"><text:s text:c="2"/>-1.85872955e-01 <text:s/>2.73966644e+00 -7.58541301e-01 <text:s/>5.90091001e+00</text:p>
      <text:p text:style-name="P4"><text:s text:c="2"/>-3.35773731e+01 <text:s/>3.20563704e+00 <text:s/>1.02076889e-01 <text:s/>3.25854316e+00</text:p>
      <text:p text:style-name="P4"><text:soft-page-break/><text:s text:c="2"/>-7.72427122e-01 <text:s/>2.98238036e+00 -3.09543251e-01 <text:s/>5.50806548e+00</text:p>
      <text:p text:style-name="P4"><text:s text:c="2"/>-1.83320406e+00 -8.44061840e+00 -7.05811900e-01 -8.16171627e-01</text:p>
      <text:p text:style-name="P4"><text:s text:c="3"/>3.47893467e+00 -3.84398645e-01]</text:p>
      <text:p text:style-name="P4"><text:s/>[-1.35329303e+00 <text:s/>6.35445401e-01 <text:s/>1.47586470e+01 <text:s/>9.45394481e-01</text:p>
      <text:p text:style-name="P4"><text:s text:c="3"/>1.50588972e+01 <text:s/>1.67709757e+00 <text:s/>1.20882577e+01 <text:s/>1.59190597e-01</text:p>
      <text:p text:style-name="P4"><text:s text:c="3"/>1.69410457e+01 <text:s/>1.26182335e+00 <text:s/>1.50790644e+01 <text:s/>2.69899645e+00</text:p>
      <text:p text:style-name="P4"><text:s text:c="3"/>6.26145319e+01 -7.83521110e-01 <text:s/>2.15072482e+01 -7.72427122e-01</text:p>
      <text:p text:style-name="P4"><text:s text:c="3"/>2.46370277e+01 <text:s/>3.95492879e-01 <text:s/>1.61707949e+01 <text:s/>3.31599511e+00</text:p>
      <text:p text:style-name="P4"><text:s text:c="2"/>-1.06095120e+01 <text:s/>3.92683770e+01 <text:s/>4.99048488e-01 <text:s/>1.90314949e+00</text:p>
      <text:p text:style-name="P4"><text:s text:c="3"/>1.15826491e+01 <text:s/>9.37780673e-01]</text:p>
      <text:p text:style-name="P4"><text:s/>[-1.33213303e+00 <text:s/>2.69288654e+00 <text:s/>1.91581804e+00 <text:s/>3.35167197e+00</text:p>
      <text:p text:style-name="P4"><text:s text:c="3"/>5.63654430e-01 <text:s/>3.48473130e+00 -1.90024661e-01 <text:s/>3.53083815e+00</text:p>
      <text:p text:style-name="P4"><text:s text:c="3"/>1.01715619e+00 <text:s/>3.33443661e+00 -1.37113323e+00 <text:s/>8.71705075e+00</text:p>
      <text:p text:style-name="P4"><text:s text:c="2"/>-3.99602492e+01 <text:s/>3.71750403e+00 <text:s/>1.91347537e+00 <text:s/>2.98238036e+00</text:p>
      <text:p text:style-name="P4"><text:s text:c="3"/>3.95492879e-01 <text:s/>3.78842481e+00 <text:s/>9.30549263e-01 <text:s/>7.62809330e+00</text:p>
      <text:p text:style-name="P4"><text:s text:c="2"/>-2.38408668e+00 -8.97808699e+00 -6.92478463e-01 -1.72809189e+00</text:p>
      <text:p text:style-name="P4"><text:s text:c="3"/>5.40065377e+00 -4.00896771e-01]</text:p>
      <text:p text:style-name="P4"><text:s/>[-1.43746284e+00 <text:s/>8.40733604e-01 <text:s/>1.20676213e+01 <text:s/>1.49815897e+00</text:p>
      <text:p text:style-name="P4"><text:s text:c="3"/>1.15681192e+01 <text:s/>1.76868869e+00 <text:s/>9.68244187e+00 <text:s/>4.80464758e-01</text:p>
      <text:p text:style-name="P4"><text:s text:c="3"/>1.35348393e+01 <text:s/>1.12447886e+00 <text:s/>8.89166984e+00 <text:s/>4.55350002e+00</text:p>
      <text:p text:style-name="P4"><text:s text:c="3"/>3.99311132e+01 <text:s/>4.04885060e-01 <text:s/>1.62901328e+01 -3.09543251e-01</text:p>
      <text:p text:style-name="P4"><text:s text:c="3"/>1.61707949e+01 <text:s/>9.30549263e-01 <text:s/>1.55357649e+01 <text:s/>4.49127154e+00</text:p>
      <text:p text:style-name="P4"><text:s text:c="2"/>-7.93318380e+00 <text:s/>2.31051749e+01 <text:s/>9.15810903e-01 -8.07380944e-03</text:p>
      <text:p text:style-name="P4"><text:s text:c="3"/>9.29788460e+00 <text:s/>8.82738051e-02]</text:p>
      <text:p text:style-name="P4"><text:s/>[-2.25016884e+00 <text:s/>6.51715151e+00 <text:s/>7.17623825e+00 <text:s/>1.11999748e+01</text:p>
      <text:p text:style-name="P4"><text:s text:c="2"/>-2.06999124e+00 <text:s/>7.98300485e+00 <text:s/>2.31701818e+00 <text:s/>8.07343025e+00</text:p>
      <text:p text:style-name="P4"><text:s text:c="3"/>6.79066874e+00 <text:s/>7.03830361e+00 -1.73997170e+00 <text:s/>3.49165054e+01</text:p>
      <text:p text:style-name="P4"><text:s text:c="2"/>-1.15567092e+02 <text:s/>7.80271812e+00 <text:s/>8.40974497e+00 <text:s/>5.50806548e+00</text:p>
      <text:p text:style-name="P4"><text:s text:c="3"/>3.31599511e+00 <text:s/>7.62809330e+00 <text:s/>4.49127154e+00 <text:s/>3.10291452e+01</text:p>
      <text:p text:style-name="P4"><text:s text:c="2"/>-7.51889782e+00 -5.53696251e+01 <text:s/>1.51970250e+00 -3.09723730e+00</text:p>
      <text:p text:style-name="P4"><text:s text:c="3"/>1.75815400e+01 -2.46567905e+00]</text:p>
      <text:p text:style-name="P4"><text:s/>[ 1.06325880e+00 -1.84916933e+00 -1.07084972e+01 -2.28079012e+00</text:p>
      <text:p text:style-name="P4"><text:s text:c="2"/>-1.00869653e+01 -3.05282200e+00 -7.00255079e+00 -1.20075049e+00</text:p>
      <text:p text:style-name="P4"><text:s text:c="2"/>-1.04499016e+01 -2.52514575e+00 -8.08869494e+00 -8.22703740e+00</text:p>
      <text:p text:style-name="P4"><text:s text:c="2"/>-1.68113265e+01 -1.60197219e+00 -1.27869585e+01 -1.83320406e+00</text:p>
      <text:p text:style-name="P4"><text:s text:c="2"/>-1.06095120e+01 -2.38408668e+00 -7.93318380e+00 -7.51889782e+00</text:p>
      <text:p text:style-name="P4"><text:soft-page-break/><text:s text:c="3"/>4.56210630e+01 -1.05386984e+01 -3.61656731e+00 <text:s/>2.76955717e+00</text:p>
      <text:p text:style-name="P4"><text:s text:c="2"/>-9.53583615e+00 -9.43579917e-02]</text:p>
      <text:p text:style-name="P4"><text:s/>[ 3.14242834e+00 -9.30956835e+00 <text:s/>1.88284852e+01 -2.10278097e+01</text:p>
      <text:p text:style-name="P4"><text:s text:c="3"/>4.57594919e+01 -8.27831592e+00 <text:s/>1.73267523e+01 -1.27832386e+01</text:p>
      <text:p text:style-name="P4"><text:s text:c="3"/>2.22450918e+01 -7.73387572e+00 <text:s/>2.54764376e+01 -6.28012106e+01</text:p>
      <text:p text:style-name="P4"><text:s text:c="3"/>3.59126378e+02 -1.30638607e+01 <text:s/>2.97236830e+01 -8.44061840e+00</text:p>
      <text:p text:style-name="P4"><text:s text:c="3"/>3.92683770e+01 -8.97808699e+00 <text:s/>2.31051749e+01 -5.53696251e+01</text:p>
      <text:p text:style-name="P4"><text:s text:c="2"/>-1.05386984e+01 <text:s/>2.59523170e+02 -8.04484220e+00 <text:s/>8.30445984e+00</text:p>
      <text:p text:style-name="P4"><text:s text:c="3"/>2.95235498e+00 <text:s/>8.22891920e+00]</text:p>
      <text:p text:style-name="P4"><text:s/>[ 5.21981915e-01 -3.51808071e-01 <text:s/>8.55294314e-01 <text:s/>8.76649352e-02</text:p>
      <text:p text:style-name="P4"><text:s text:c="2"/>-1.20667713e-01 -4.98762182e-01 <text:s/>9.43029688e-01 -8.20600715e-01</text:p>
      <text:p text:style-name="P4"><text:s text:c="3"/>1.61014924e+00 -5.61654560e-01 <text:s/>5.74157990e-01 <text:s/>1.57094310e+00</text:p>
      <text:p text:style-name="P4"><text:s text:c="3"/>1.89786160e+00 -6.42361428e-01 <text:s/>6.21111123e-01 -7.05811900e-01</text:p>
      <text:p text:style-name="P4"><text:s text:c="3"/>4.99048488e-01 -6.92478463e-01 <text:s/>9.15810903e-01 <text:s/>1.51970250e+00</text:p>
      <text:p text:style-name="P4"><text:s text:c="2"/>-3.61656731e+00 -8.04484220e+00 <text:s/>5.23931446e+00 -1.65144955e-01</text:p>
      <text:p text:style-name="P4"><text:s text:c="2"/>-6.55622647e-02 -2.98178749e-01]</text:p>
      <text:p text:style-name="P4"><text:s/>[-1.23618153e-01 -1.00509986e+00 -1.07307865e+00 -1.32373690e+00</text:p>
      <text:p text:style-name="P4"><text:s text:c="2"/>-4.24999662e-01 -1.76827681e+00 <text:s/>3.57902593e-01 -1.79375323e+00</text:p>
      <text:p text:style-name="P4"><text:s text:c="2"/>-3.34896955e-01 -1.18536508e+00 -7.16212354e-01 -4.12841654e+00</text:p>
      <text:p text:style-name="P4"><text:s text:c="3"/>2.71285879e+01 -1.78680988e+00 -5.13949798e-01 -8.16171627e-01</text:p>
      <text:p text:style-name="P4"><text:s text:c="3"/>1.90314949e+00 -1.72809189e+00 -8.07380944e-03 -3.09723730e+00</text:p>
      <text:p text:style-name="P4"><text:s text:c="3"/>2.76955717e+00 <text:s/>8.30445984e+00 -1.65144955e-01 <text:s/>1.11467027e+02</text:p>
      <text:p text:style-name="P4"><text:s text:c="2"/>-1.64931650e+00 -1.74302775e+00]</text:p>
      <text:p text:style-name="P4"><text:s/>[-1.30687764e+00 <text:s/>4.17583864e+00 <text:s/>1.13857983e+01 <text:s/>6.09073096e+00</text:p>
      <text:p text:style-name="P4"><text:s text:c="3"/>8.39714221e+00 <text:s/>5.86878758e+00 <text:s/>6.04727566e+00 <text:s/>4.95670427e+00</text:p>
      <text:p text:style-name="P4"><text:s text:c="3"/>1.15082046e+01 <text:s/>5.03837388e+00 <text:s/>4.10936068e+00 <text:s/>1.97488705e+01</text:p>
      <text:p text:style-name="P4"><text:s text:c="2"/>-3.56274415e+01 <text:s/>4.67576141e+00 <text:s/>1.45361446e+01 <text:s/>3.47893467e+00</text:p>
      <text:p text:style-name="P4"><text:s text:c="3"/>1.15826491e+01 <text:s/>5.40065377e+00 <text:s/>9.29788460e+00 <text:s/>1.75815400e+01</text:p>
      <text:p text:style-name="P4"><text:s text:c="2"/>-9.53583615e+00 <text:s/>2.95235498e+00 -6.55622647e-02 -1.64931650e+00</text:p>
      <text:p text:style-name="P4"><text:s text:c="3"/>1.76715773e+01 -6.41080849e-01]</text:p>
      <text:p text:style-name="P4"><text:s/>[ 1.26910732e+00 -4.26619583e-01 <text:s/>3.00280871e-01 -8.15391806e-01</text:p>
      <text:p text:style-name="P4"><text:s text:c="3"/>1.12897389e+00 -5.41671423e-01 <text:s/>3.69471225e-01 -4.33435896e-01</text:p>
      <text:p text:style-name="P4"><text:s text:c="3"/>3.21345701e-01 -4.22511560e-01 -1.71980073e-01 -2.84441295e+00</text:p>
      <text:p text:style-name="P4"><text:s text:c="3"/>1.38338155e+01 -5.41343931e-01 <text:s/>4.88066654e-01 -3.84398645e-01</text:p>
      <text:p text:style-name="P4"><text:s text:c="3"/>9.37780673e-01 -4.00896771e-01 <text:s/>8.82738051e-02 -2.46567905e+00</text:p>
      <text:p text:style-name="P4"><text:s text:c="2"/>-9.43579917e-02 <text:s/>8.22891920e+00 -2.98178749e-01 -1.74302775e+00</text:p>
      <text:p text:style-name="P4"><text:soft-page-break/><text:s text:c="2"/>-6.41080849e-01 <text:s/>2.07937643e+02]]</text:p>
      <text:p text:style-name="P4"><text:span text:style-name="T3">3:</text:span> [[ 6.63487548e+01 <text:s/>5.22518741e-02 <text:s/>4.05334953e+00 <text:s/>7.01767339e-01</text:p>
      <text:p text:style-name="P4"><text:s text:c="3"/>1.31484209e+00 -1.31149167e+00 <text:s/>3.93622523e+00 <text:s/>3.91930882e-01</text:p>
      <text:p text:style-name="P4"><text:s text:c="3"/>4.50772631e+00 -8.85735279e-01 <text:s/>1.08548786e+01 -2.43093521e+00</text:p>
      <text:p text:style-name="P4"><text:s text:c="3"/>3.57645754e+01 -2.10539159e+00 <text:s/>2.17470317e+00 -9.90058962e-01</text:p>
      <text:p text:style-name="P4"><text:s text:c="3"/>6.82338830e-01 -2.41890299e+00 -5.77590859e-02 -2.03563386e+00</text:p>
      <text:p text:style-name="P4"><text:s text:c="2"/>-1.21463941e+00 <text:s/>6.18884155e+00 <text:s/>1.19606363e+00 <text:s/>2.48450562e+00</text:p>
      <text:p text:style-name="P4"><text:s text:c="2"/>-6.02099930e-01 -3.47182903e-02]</text:p>
      <text:p text:style-name="P4"><text:s/>[ 5.22518741e-02 <text:s/>2.31286425e+00 <text:s/>7.77189990e-01 <text:s/>2.39876800e+00</text:p>
      <text:p text:style-name="P4"><text:s text:c="3"/>3.06724505e-01 <text:s/>2.49777691e+00 -1.29256926e-01 <text:s/>2.47093623e+00</text:p>
      <text:p text:style-name="P4"><text:s text:c="3"/>5.27409180e-01 <text:s/>2.24945981e+00 -1.99113055e-01 <text:s/>4.65099222e+00</text:p>
      <text:p text:style-name="P4"><text:s text:c="2"/>-2.36737436e+01 <text:s/>2.39981652e+00 <text:s/>8.73218831e-01 <text:s/>2.35850932e+00</text:p>
      <text:p text:style-name="P4"><text:s text:c="2"/>-1.32714884e-01 <text:s/>2.31927276e+00 <text:s/>4.48996838e-01 <text:s/>4.30061279e+00</text:p>
      <text:p text:style-name="P4"><text:s text:c="2"/>-1.79356306e+00 -4.81594108e+00 -2.62351759e-01 -1.42425678e+00</text:p>
      <text:p text:style-name="P4"><text:s text:c="3"/>3.14236457e+00 -6.69903899e-01]</text:p>
      <text:p text:style-name="P4"><text:s/>[ 4.05334953e+00 <text:s/>7.77189990e-01 <text:s/>1.47240029e+01 <text:s/>2.22843920e+00</text:p>
      <text:p text:style-name="P4"><text:s text:c="3"/>1.14481439e+01 <text:s/>1.50093292e+00 <text:s/>1.07033235e+01 <text:s/>5.09074444e-01</text:p>
      <text:p text:style-name="P4"><text:s text:c="3"/>1.46919681e+01 <text:s/>1.04614942e+00 <text:s/>1.06791594e+01 <text:s/>7.47684080e+00</text:p>
      <text:p text:style-name="P4"><text:s text:c="3"/>3.21199938e+01 -3.29394043e-01 <text:s/>1.57386374e+01 -7.16103624e-01</text:p>
      <text:p text:style-name="P4"><text:s text:c="3"/>1.46442695e+01 <text:s/>3.26809640e-01 <text:s/>1.21697632e+01 <text:s/>7.24715152e+00</text:p>
      <text:p text:style-name="P4"><text:s text:c="2"/>-7.13803657e+00 <text:s/>1.26597779e+01 <text:s/>2.64314880e+00 -1.59656693e+00</text:p>
      <text:p text:style-name="P4"><text:s text:c="3"/>9.80393023e+00 <text:s/>1.30673790e-01]</text:p>
      <text:p text:style-name="P4"><text:s/>[ 7.01767339e-01 <text:s/>2.39876800e+00 <text:s/>2.22843920e+00 <text:s/>3.63233805e+00</text:p>
      <text:p text:style-name="P4"><text:s text:c="2"/>-4.35273425e-01 <text:s/>2.48281696e+00 <text:s/>1.22764329e+00 <text:s/>2.56602274e+00</text:p>
      <text:p text:style-name="P4"><text:s text:c="3"/>2.36644353e+00 <text:s/>2.21952791e+00 <text:s/>1.10117431e+00 <text:s/>7.32427766e+00</text:p>
      <text:p text:style-name="P4"><text:s text:c="2"/>-2.42342954e+01 <text:s/>2.19389672e+00 <text:s/>2.56568264e+00 <text:s/>1.94922967e+00</text:p>
      <text:p text:style-name="P4"><text:s text:c="3"/>1.15065028e+00 <text:s/>2.13677748e+00 <text:s/>1.64378148e+00 <text:s/>6.47043839e+00</text:p>
      <text:p text:style-name="P4"><text:s text:c="2"/>-2.18307648e+00 -9.83205427e+00 <text:s/>5.15118132e-01 -1.80539566e+00</text:p>
      <text:p text:style-name="P4"><text:s text:c="3"/>4.19148137e+00 -9.54195789e-01]</text:p>
      <text:p text:style-name="P4"><text:s/>[ 1.31484209e+00 <text:s/>3.06724505e-01 <text:s/>1.14481439e+01 -4.35273425e-01</text:p>
      <text:p text:style-name="P4"><text:s text:c="3"/>1.37659359e+01 <text:s/>1.39551611e+00 <text:s/>7.98606357e+00 <text:s/>1.71050495e-01</text:p>
      <text:p text:style-name="P4"><text:s text:c="3"/>1.15443125e+01 <text:s/>1.07014583e+00 <text:s/>7.91293747e+00 <text:s/>2.91136066e+00</text:p>
      <text:p text:style-name="P4"><text:s text:c="3"/>3.32699731e+01 -1.07717897e-02 <text:s/>1.32332219e+01 -1.55125562e-01</text:p>
      <text:p text:style-name="P4"><text:s text:c="3"/>1.28677256e+01 <text:s/>7.63843783e-01 <text:s/>1.04260456e+01 <text:s/>3.42424632e+00</text:p>
      <text:p text:style-name="P4"><text:s text:c="2"/>-5.83255585e+00 <text:s/>2.48303413e+01 <text:s/>1.07518077e+00 -7.13983401e-01</text:p>
      <text:p text:style-name="P4"><text:s text:c="3"/>8.62848887e+00 <text:s/>6.90932163e-01]</text:p>
      <text:p text:style-name="P4"><text:soft-page-break/><text:s/>[-1.31149167e+00 <text:s/>2.49777691e+00 <text:s/>1.50093292e+00 <text:s/>2.48281696e+00</text:p>
      <text:p text:style-name="P4"><text:s text:c="3"/>1.39551611e+00 <text:s/>3.48265832e+00 -2.01112024e-01 <text:s/>2.97876791e+00</text:p>
      <text:p text:style-name="P4"><text:s text:c="3"/>6.76230393e-01 <text:s/>2.80587277e+00 -1.37972118e+00 <text:s/>6.26868952e+00</text:p>
      <text:p text:style-name="P4"><text:s text:c="2"/>-3.23306543e+01 <text:s/>3.06604892e+00 <text:s/>1.27934237e+00 <text:s/>2.83571549e+00</text:p>
      <text:p text:style-name="P4"><text:s text:c="3"/>1.92582583e-01 <text:s/>3.14866393e+00 <text:s/>9.60566302e-01 <text:s/>5.65751873e+00</text:p>
      <text:p text:style-name="P4"><text:s text:c="2"/>-2.75641475e+00 -4.78071311e+00 -3.82785215e-01 -2.47384911e+00</text:p>
      <text:p text:style-name="P4"><text:s text:c="3"/>4.48754630e+00 -8.11079023e-01]</text:p>
      <text:p text:style-name="P4"><text:s/>[ 3.93622523e+00 -1.29256926e-01 <text:s/>1.07033235e+01 <text:s/>1.22764329e+00</text:p>
      <text:p text:style-name="P4"><text:s text:c="3"/>7.98606357e+00 -2.01112024e-01 <text:s/>1.07379000e+01 -9.65830674e-01</text:p>
      <text:p text:style-name="P4"><text:s text:c="3"/>1.29401891e+01 -3.98614318e-01 <text:s/>1.15161970e+01 <text:s/>2.34621693e+00</text:p>
      <text:p text:style-name="P4"><text:s text:c="3"/>5.01389504e+01 -1.91435457e+00 <text:s/>1.40516150e+01 -2.05044198e+00</text:p>
      <text:p text:style-name="P4"><text:s text:c="3"/>1.41371146e+01 -1.53304615e+00 <text:s/>1.14081186e+01 <text:s/>2.86423122e+00</text:p>
      <text:p text:style-name="P4"><text:s text:c="2"/>-4.49816222e+00 <text:s/>1.30930971e+01 <text:s/>2.67824145e+00 -2.68202967e-02</text:p>
      <text:p text:style-name="P4"><text:s text:c="3"/>5.50466244e+00 <text:s/>6.61615444e-01]</text:p>
      <text:p text:style-name="P4"><text:s/>[ 3.91930882e-01 <text:s/>2.47093623e+00 <text:s/>5.09074444e-01 <text:s/>2.56602274e+00</text:p>
      <text:p text:style-name="P4"><text:s text:c="3"/>1.71050495e-01 <text:s/>2.97876791e+00 -9.65830674e-01 <text:s/>3.66845170e+00</text:p>
      <text:p text:style-name="P4"><text:s text:c="2"/>-7.21921875e-01 <text:s/>2.78359823e+00 -1.24273557e+00 <text:s/>5.70616851e+00</text:p>
      <text:p text:style-name="P4"><text:s text:c="2"/>-3.52433944e+01 <text:s/>3.22286673e+00 <text:s/>6.01874430e-02 <text:s/>2.87240853e+00</text:p>
      <text:p text:style-name="P4"><text:s text:c="2"/>-1.19494440e+00 <text:s/>3.12298817e+00 -3.34813456e-01 <text:s/>5.13479095e+00</text:p>
      <text:p text:style-name="P4"><text:s text:c="2"/>-1.14309248e+00 -7.31917689e+00 -8.79216251e-01 -2.52849382e+00</text:p>
      <text:p text:style-name="P4"><text:s text:c="3"/>3.44606006e+00 -8.21341588e-01]</text:p>
      <text:p text:style-name="P4"><text:s/>[ 4.50772631e+00 <text:s/>5.27409180e-01 <text:s/>1.46919681e+01 <text:s/>2.36644353e+00</text:p>
      <text:p text:style-name="P4"><text:s text:c="3"/>1.15443125e+01 <text:s/>6.76230393e-01 <text:s/>1.29401891e+01 -7.21921875e-01</text:p>
      <text:p text:style-name="P4"><text:s text:c="3"/>1.90579960e+01 <text:s/>3.87619890e-01 <text:s/>1.40523251e+01 <text:s/>7.41226142e+00</text:p>
      <text:p text:style-name="P4"><text:s text:c="3"/>5.33680952e+01 -1.68226924e+00 <text:s/>2.00155369e+01 -1.91859405e+00</text:p>
      <text:p text:style-name="P4"><text:s text:c="3"/>1.92646346e+01 -9.39989138e-01 <text:s/>1.56250449e+01 <text:s/>7.46613330e+00</text:p>
      <text:p text:style-name="P4"><text:s text:c="2"/>-6.33948941e+00 <text:s/>1.76024534e+01 <text:s/>4.03053135e+00 -5.53910532e-01</text:p>
      <text:p text:style-name="P4"><text:s text:c="3"/>1.09141346e+01 <text:s/>4.73131014e-01]</text:p>
      <text:p text:style-name="P4"><text:s/>[-8.85735279e-01 <text:s/>2.24945981e+00 <text:s/>1.04614942e+00 <text:s/>2.21952791e+00</text:p>
      <text:p text:style-name="P4"><text:s text:c="3"/>1.07014583e+00 <text:s/>2.80587277e+00 -3.98614318e-01 <text:s/>2.78359823e+00</text:p>
      <text:p text:style-name="P4"><text:s text:c="3"/>3.87619890e-01 <text:s/>2.90845980e+00 <text:s/>2.33832173e-01 <text:s/>5.08937802e+00</text:p>
      <text:p text:style-name="P4"><text:s text:c="2"/>-2.87378425e+01 <text:s/>2.88363853e+00 <text:s/>9.73873991e-01 <text:s/>2.68383523e+00</text:p>
      <text:p text:style-name="P4"><text:s text:c="2"/>-8.00207778e-02 <text:s/>2.88787022e+00 <text:s/>4.32870007e-01 <text:s/>4.66811784e+00</text:p>
      <text:p text:style-name="P4"><text:s text:c="2"/>-2.23861521e+00 -4.03686444e+00 -6.19029258e-01 -1.80833390e+00</text:p>
      <text:p text:style-name="P4"><text:s text:c="3"/>3.65341765e+00 -7.81691150e-01]</text:p>
      <text:p text:style-name="P4"><text:s/>[ 1.08548786e+01 -1.99113055e-01 <text:s/>1.06791594e+01 <text:s/>1.10117431e+00</text:p>
      <text:p text:style-name="P4"><text:soft-page-break/><text:s text:c="3"/>7.91293747e+00 -1.37972118e+00 <text:s/>1.15161970e+01 -1.24273557e+00</text:p>
      <text:p text:style-name="P4"><text:s text:c="3"/>1.40523251e+01 <text:s/>2.33832173e-01 <text:s/>7.40259438e+01 -3.19764336e+00</text:p>
      <text:p text:style-name="P4"><text:s text:c="3"/>7.26741472e+01 -2.77131895e+00 <text:s/>1.54808759e+01 -1.70396916e+00</text:p>
      <text:p text:style-name="P4"><text:s text:c="3"/>1.70494521e+01 -2.66644384e+00 <text:s/>1.06729443e+01 -1.86059267e+00</text:p>
      <text:p text:style-name="P4"><text:s text:c="2"/>-7.70071960e+00 <text:s/>2.08481105e+01 <text:s/>2.42548536e+00 -2.51618331e+00</text:p>
      <text:p text:style-name="P4"><text:s text:c="3"/>2.58594436e+00 -1.07455571e+00]</text:p>
      <text:p text:style-name="P4"><text:s/>[-2.43093521e+00 <text:s/>4.65099222e+00 <text:s/>7.47684080e+00 <text:s/>7.32427766e+00</text:p>
      <text:p text:style-name="P4"><text:s text:c="3"/>2.91136066e+00 <text:s/>6.26868952e+00 <text:s/>2.34621693e+00 <text:s/>5.70616851e+00</text:p>
      <text:p text:style-name="P4"><text:s text:c="3"/>7.41226142e+00 <text:s/>5.08937802e+00 -3.19764336e+00 <text:s/>2.86672489e+01</text:p>
      <text:p text:style-name="P4"><text:s text:c="2"/>-8.55865147e+01 <text:s/>5.50309419e+00 <text:s/>8.27108952e+00 <text:s/>4.10809397e+00</text:p>
      <text:p text:style-name="P4"><text:s text:c="3"/>3.69826742e+00 <text:s/>5.96472061e+00 <text:s/>5.55023442e+00 <text:s/>2.47781552e+01</text:p>
      <text:p text:style-name="P4"><text:s text:c="2"/>-5.83065620e+00 -3.26916680e+01 <text:s/>3.47074557e+00 -6.01181512e+00</text:p>
      <text:p text:style-name="P4"><text:s text:c="3"/>1.72753724e+01 -3.33267297e+00]</text:p>
      <text:p text:style-name="P4"><text:s/>[ 3.57645754e+01 -2.36737436e+01 <text:s/>3.21199938e+01 -2.42342954e+01</text:p>
      <text:p text:style-name="P4"><text:s text:c="3"/>3.32699731e+01 -3.23306543e+01 <text:s/>5.01389504e+01 -3.52433944e+01</text:p>
      <text:p text:style-name="P4"><text:s text:c="3"/>5.33680952e+01 -2.87378425e+01 <text:s/>7.26741472e+01 -8.55865147e+01</text:p>
      <text:p text:style-name="P4"><text:s text:c="3"/>7.73552907e+02 -4.07935005e+01 <text:s/>5.65879547e+01 -3.51575791e+01</text:p>
      <text:p text:style-name="P4"><text:s text:c="3"/>7.40144244e+01 -3.85323774e+01 <text:s/>4.71840104e+01 -7.13238526e+01</text:p>
      <text:p text:style-name="P4"><text:s text:c="2"/>-1.08220954e+01 <text:s/>2.31464116e+02 <text:s/>8.50338279e+00 <text:s/>3.73567227e+01</text:p>
      <text:p text:style-name="P4"><text:s text:c="2"/>-2.23967896e+01 <text:s/>2.09600939e+01]</text:p>
      <text:p text:style-name="P4"><text:s/>[-2.10539159e+00 <text:s/>2.39981652e+00 -3.29394043e-01 <text:s/>2.19389672e+00</text:p>
      <text:p text:style-name="P4"><text:s text:c="2"/>-1.07717897e-02 <text:s/>3.06604892e+00 -1.91435457e+00 <text:s/>3.22286673e+00</text:p>
      <text:p text:style-name="P4"><text:s text:c="2"/>-1.68226924e+00 <text:s/>2.88363853e+00 -2.77131895e+00 <text:s/>5.50309419e+00</text:p>
      <text:p text:style-name="P4"><text:s text:c="2"/>-4.07935005e+01 <text:s/>3.91077771e+00 -9.33794619e-01 <text:s/>3.35223960e+00</text:p>
      <text:p text:style-name="P4"><text:s text:c="2"/>-2.61414459e+00 <text:s/>3.51068981e+00 -9.56888397e-01 <text:s/>4.95281515e+00</text:p>
      <text:p text:style-name="P4"><text:s text:c="2"/>-1.47051472e+00 -8.52344515e+00 -9.96247427e-01 -2.71908974e+00</text:p>
      <text:p text:style-name="P4"><text:s text:c="3"/>3.03956287e+00 -9.56433484e-01]</text:p>
      <text:p text:style-name="P4"><text:s/>[ 2.17470317e+00 <text:s/>8.73218831e-01 <text:s/>1.57386374e+01 <text:s/>2.56568264e+00</text:p>
      <text:p text:style-name="P4"><text:s text:c="3"/>1.32332219e+01 <text:s/>1.27934237e+00 <text:s/>1.40516150e+01 <text:s/>6.01874430e-02</text:p>
      <text:p text:style-name="P4"><text:s text:c="3"/>2.00155369e+01 <text:s/>9.73873991e-01 <text:s/>1.54808759e+01 <text:s/>8.27108952e+00</text:p>
      <text:p text:style-name="P4"><text:s text:c="3"/>5.65879547e+01 -9.33794619e-01 <text:s/>2.61390189e+01 -1.78128875e+00</text:p>
      <text:p text:style-name="P4"><text:s text:c="3"/>2.34663885e+01 -3.74336565e-01 <text:s/>1.83034687e+01 <text:s/>8.40526697e+00</text:p>
      <text:p text:style-name="P4"><text:s text:c="2"/>-8.16553797e+00 <text:s/>2.42281761e+01 <text:s/>3.81618599e+00 -1.47540203e+00</text:p>
      <text:p text:style-name="P4"><text:s text:c="3"/>1.30718244e+01 <text:s/>8.50458512e-01]</text:p>
      <text:p text:style-name="P4"><text:s/>[-9.90058962e-01 <text:s/>2.35850932e+00 -7.16103624e-01 <text:s/>1.94922967e+00</text:p>
      <text:p text:style-name="P4"><text:s text:c="2"/>-1.55125562e-01 <text:s/>2.83571549e+00 -2.05044198e+00 <text:s/>2.87240853e+00</text:p>
      <text:p text:style-name="P4"><text:soft-page-break/><text:s text:c="2"/>-1.91859405e+00 <text:s/>2.68383523e+00 -1.70396916e+00 <text:s/>4.10809397e+00</text:p>
      <text:p text:style-name="P4"><text:s text:c="2"/>-3.51575791e+01 <text:s/>3.35223960e+00 -1.78128875e+00 <text:s/>3.73720485e+00</text:p>
      <text:p text:style-name="P4"><text:s text:c="2"/>-2.47642952e+00 <text:s/>3.16767449e+00 -1.56109376e+00 <text:s/>3.73659478e+00</text:p>
      <text:p text:style-name="P4"><text:s text:c="2"/>-2.64414302e+00 -5.49021794e+00 -1.14592678e+00 -1.20055075e+00</text:p>
      <text:p text:style-name="P4"><text:s text:c="3"/>2.47348199e+00 -8.10272511e-01]</text:p>
      <text:p text:style-name="P4"><text:s/>[ 6.82338830e-01 -1.32714884e-01 <text:s/>1.46442695e+01 <text:s/>1.15065028e+00</text:p>
      <text:p text:style-name="P4"><text:s text:c="3"/>1.28677256e+01 <text:s/>1.92582583e-01 <text:s/>1.41371146e+01 -1.19494440e+00</text:p>
      <text:p text:style-name="P4"><text:s text:c="3"/>1.92646346e+01 -8.00207778e-02 <text:s/>1.70494521e+01 <text:s/>3.69826742e+00</text:p>
      <text:p text:style-name="P4"><text:s text:c="3"/>7.40144244e+01 -2.61414459e+00 <text:s/>2.34663885e+01 -2.47642952e+00</text:p>
      <text:p text:style-name="P4"><text:s text:c="3"/>2.71081575e+01 -1.56256067e+00 <text:s/>1.86581977e+01 <text:s/>4.47512883e+00</text:p>
      <text:p text:style-name="P4"><text:s text:c="2"/>-7.22427148e+00 <text:s/>3.13244288e+01 <text:s/>3.65729811e+00 <text:s/>2.29205880e+00</text:p>
      <text:p text:style-name="P4"><text:s text:c="3"/>1.06390917e+01 <text:s/>1.46989741e+00]</text:p>
      <text:p text:style-name="P4"><text:s/>[-2.41890299e+00 <text:s/>2.31927276e+00 <text:s/>3.26809640e-01 <text:s/>2.13677748e+00</text:p>
      <text:p text:style-name="P4"><text:s text:c="3"/>7.63843783e-01 <text:s/>3.14866393e+00 -1.53304615e+00 <text:s/>3.12298817e+00</text:p>
      <text:p text:style-name="P4"><text:s text:c="2"/>-9.39989138e-01 <text:s/>2.88787022e+00 -2.66644384e+00 <text:s/>5.96472061e+00</text:p>
      <text:p text:style-name="P4"><text:s text:c="2"/>-3.85323774e+01 <text:s/>3.51068981e+00 -3.74336565e-01 <text:s/>3.16767449e+00</text:p>
      <text:p text:style-name="P4"><text:s text:c="2"/>-1.56256067e+00 <text:s/>3.57239279e+00 -3.60516919e-01 <text:s/>5.26916337e+00</text:p>
      <text:p text:style-name="P4"><text:s text:c="2"/>-2.34059486e+00 -5.78176377e+00 -8.52329175e-01 -2.35506886e+00</text:p>
      <text:p text:style-name="P4"><text:s text:c="3"/>3.90760497e+00 -8.38713540e-01]</text:p>
      <text:p text:style-name="P4"><text:s/>[-5.77590859e-02 <text:s/>4.48996838e-01 <text:s/>1.21697632e+01 <text:s/>1.64378148e+00</text:p>
      <text:p text:style-name="P4"><text:s text:c="3"/>1.04260456e+01 <text:s/>9.60566302e-01 <text:s/>1.14081186e+01 -3.34813456e-01</text:p>
      <text:p text:style-name="P4"><text:s text:c="3"/>1.56250449e+01 <text:s/>4.32870007e-01 <text:s/>1.06729443e+01 <text:s/>5.55023442e+00</text:p>
      <text:p text:style-name="P4"><text:s text:c="3"/>4.71840104e+01 -9.56888397e-01 <text:s/>1.83034687e+01 -1.56109376e+00</text:p>
      <text:p text:style-name="P4"><text:s text:c="3"/>1.86581977e+01 -3.60516919e-01 <text:s/>1.73027056e+01 <text:s/>5.87108633e+00</text:p>
      <text:p text:style-name="P4"><text:s text:c="2"/>-3.91248421e+00 <text:s/>1.76976553e+01 <text:s/>3.24536981e+00 -9.16356949e-02</text:p>
      <text:p text:style-name="P4"><text:s text:c="3"/>9.29274957e+00 <text:s/>5.44985865e-01]</text:p>
      <text:p text:style-name="P4"><text:s/>[-2.03563386e+00 <text:s/>4.30061279e+00 <text:s/>7.24715152e+00 <text:s/>6.47043839e+00</text:p>
      <text:p text:style-name="P4"><text:s text:c="3"/>3.42424632e+00 <text:s/>5.65751873e+00 <text:s/>2.86423122e+00 <text:s/>5.13479095e+00</text:p>
      <text:p text:style-name="P4"><text:s text:c="3"/>7.46613330e+00 <text:s/>4.66811784e+00 -1.86059267e+00 <text:s/>2.47781552e+01</text:p>
      <text:p text:style-name="P4"><text:s text:c="2"/>-7.13238526e+01 <text:s/>4.95281515e+00 <text:s/>8.40526697e+00 <text:s/>3.73659478e+00</text:p>
      <text:p text:style-name="P4"><text:s text:c="3"/>4.47512883e+00 <text:s/>5.26916337e+00 <text:s/>5.87108633e+00 <text:s/>2.25595409e+01</text:p>
      <text:p text:style-name="P4"><text:s text:c="2"/>-4.90308920e+00 -2.92302496e+01 <text:s/>3.42755208e+00 -5.33861584e+00</text:p>
      <text:p text:style-name="P4"><text:s text:c="3"/>1.58564322e+01 -2.87596210e+00]</text:p>
      <text:p text:style-name="P4"><text:s/>[-1.21463941e+00 -1.79356306e+00 -7.13803657e+00 -2.18307648e+00</text:p>
      <text:p text:style-name="P4"><text:s text:c="2"/>-5.83255585e+00 -2.75641475e+00 -4.49816222e+00 -1.14309248e+00</text:p>
      <text:p text:style-name="P4"><text:s text:c="2"/>-6.33948941e+00 -2.23861521e+00 -7.70071960e+00 -5.83065620e+00</text:p>
      <text:p text:style-name="P4"><text:soft-page-break/><text:s text:c="2"/>-1.08220954e+01 -1.47051472e+00 -8.16553797e+00 -2.64414302e+00</text:p>
      <text:p text:style-name="P4"><text:s text:c="2"/>-7.22427148e+00 -2.34059486e+00 -3.91248421e+00 -4.90308920e+00</text:p>
      <text:p text:style-name="P4"><text:s text:c="3"/>6.09866473e+01 -8.44316077e+00 -4.85410474e+00 <text:s/>4.84967005e+00</text:p>
      <text:p text:style-name="P4"><text:s text:c="2"/>-6.46861360e+00 -1.05181097e-01]</text:p>
      <text:p text:style-name="P4"><text:s/>[ 6.18884155e+00 -4.81594108e+00 <text:s/>1.26597779e+01 -9.83205427e+00</text:p>
      <text:p text:style-name="P4"><text:s text:c="3"/>2.48303413e+01 -4.78071311e+00 <text:s/>1.30930971e+01 -7.31917689e+00</text:p>
      <text:p text:style-name="P4"><text:s text:c="3"/>1.76024534e+01 -4.03686444e+00 <text:s/>2.08481105e+01 -3.26916680e+01</text:p>
      <text:p text:style-name="P4"><text:s text:c="3"/>2.31464116e+02 -8.52344515e+00 <text:s/>2.42281761e+01 -5.49021794e+00</text:p>
      <text:p text:style-name="P4"><text:s text:c="3"/>3.13244288e+01 -5.78176377e+00 <text:s/>1.76976553e+01 -2.92302496e+01</text:p>
      <text:p text:style-name="P4"><text:s text:c="2"/>-8.44316077e+00 <text:s/>1.68771686e+02 -6.19601220e+00 <text:s/>1.63787078e+01</text:p>
      <text:p text:style-name="P4"><text:s text:c="3"/>5.47130606e+00 <text:s/>9.31229787e+00]</text:p>
      <text:p text:style-name="P4"><text:s/>[ 1.19606363e+00 -2.62351759e-01 <text:s/>2.64314880e+00 <text:s/>5.15118132e-01</text:p>
      <text:p text:style-name="P4"><text:s text:c="3"/>1.07518077e+00 -3.82785215e-01 <text:s/>2.67824145e+00 -8.79216251e-01</text:p>
      <text:p text:style-name="P4"><text:s text:c="3"/>4.03053135e+00 -6.19029258e-01 <text:s/>2.42548536e+00 <text:s/>3.47074557e+00</text:p>
      <text:p text:style-name="P4"><text:s text:c="3"/>8.50338279e+00 -9.96247427e-01 <text:s/>3.81618599e+00 -1.14592678e+00</text:p>
      <text:p text:style-name="P4"><text:s text:c="3"/>3.65729811e+00 -8.52329175e-01 <text:s/>3.24536981e+00 <text:s/>3.42755208e+00</text:p>
      <text:p text:style-name="P4"><text:s text:c="2"/>-4.85410474e+00 -6.19601220e+00 <text:s/>6.41566832e+00 -7.77580099e-01</text:p>
      <text:p text:style-name="P4"><text:s text:c="3"/>2.27320920e+00 -3.70005120e-01]</text:p>
      <text:p text:style-name="P4"><text:s/>[ 2.48450562e+00 -1.42425678e+00 -1.59656693e+00 -1.80539566e+00</text:p>
      <text:p text:style-name="P4"><text:s text:c="2"/>-7.13983401e-01 -2.47384911e+00 -2.68202967e-02 -2.52849382e+00</text:p>
      <text:p text:style-name="P4"><text:s text:c="2"/>-5.53910532e-01 -1.80833390e+00 -2.51618331e+00 -6.01181512e+00</text:p>
      <text:p text:style-name="P4"><text:s text:c="3"/>3.73567227e+01 -2.71908974e+00 -1.47540203e+00 -1.20055075e+00</text:p>
      <text:p text:style-name="P4"><text:s text:c="3"/>2.29205880e+00 -2.35506886e+00 -9.16356949e-02 -5.33861584e+00</text:p>
      <text:p text:style-name="P4"><text:s text:c="3"/>4.84967005e+00 <text:s/>1.63787078e+01 -7.77580099e-01 <text:s/>1.58885277e+02</text:p>
      <text:p text:style-name="P4"><text:s text:c="2"/>-2.23419219e+00 <text:s/>1.03946626e+00]</text:p>
      <text:p text:style-name="P4"><text:s/>[-6.02099930e-01 <text:s/>3.14236457e+00 <text:s/>9.80393023e+00 <text:s/>4.19148137e+00</text:p>
      <text:p text:style-name="P4"><text:s text:c="3"/>8.62848887e+00 <text:s/>4.48754630e+00 <text:s/>5.50466244e+00 <text:s/>3.44606006e+00</text:p>
      <text:p text:style-name="P4"><text:s text:c="3"/>1.09141346e+01 <text:s/>3.65341765e+00 <text:s/>2.58594436e+00 <text:s/>1.72753724e+01</text:p>
      <text:p text:style-name="P4"><text:s text:c="2"/>-2.23967896e+01 <text:s/>3.03956287e+00 <text:s/>1.30718244e+01 <text:s/>2.47348199e+00</text:p>
      <text:p text:style-name="P4"><text:s text:c="3"/>1.06390917e+01 <text:s/>3.90760497e+00 <text:s/>9.29274957e+00 <text:s/>1.58564322e+01</text:p>
      <text:p text:style-name="P4"><text:s text:c="2"/>-6.46861360e+00 <text:s/>5.47130606e+00 <text:s/>2.27320920e+00 -2.23419219e+00</text:p>
      <text:p text:style-name="P4"><text:s text:c="3"/>1.65101422e+01 -9.71544189e-01]</text:p>
      <text:p text:style-name="P4"><text:s/>[-3.47182903e-02 -6.69903899e-01 <text:s/>1.30673790e-01 -9.54195789e-01</text:p>
      <text:p text:style-name="P4"><text:s text:c="3"/>6.90932163e-01 -8.11079023e-01 <text:s/>6.61615444e-01 -8.21341588e-01</text:p>
      <text:p text:style-name="P4"><text:s text:c="3"/>4.73131014e-01 -7.81691150e-01 -1.07455571e+00 -3.33267297e+00</text:p>
      <text:p text:style-name="P4"><text:s text:c="3"/>2.09600939e+01 -9.56433484e-01 <text:s/>8.50458512e-01 -8.10272511e-01</text:p>
      <text:p text:style-name="P4"><text:soft-page-break/><text:s text:c="3"/>1.46989741e+00 -8.38713540e-01 <text:s/>5.44985865e-01 -2.87596210e+00</text:p>
      <text:p text:style-name="P4"><text:s text:c="2"/>-1.05181097e-01 <text:s/>9.31229787e+00 -3.70005120e-01 <text:s/>1.03946626e+00</text:p>
      <text:p text:style-name="P4"><text:s text:c="2"/>-9.71544189e-01 <text:s/>2.08827064e+02]]</text:p>
      <text:p text:style-name="P4"/>
      <text:p text:style-name="P6">Classwise cluster size:</text:p>
      <text:p text:style-name="P4">class0: 2003</text:p>
      <text:p text:style-name="P4">class1: 9784</text:p>
      <text:p text:style-name="P4">class2: 5683</text:p>
      <text:p text:style-name="P4">class3: 2265</text:p>
      <text:p text:style-name="P4"/>
      <text:p text:style-name="P4"><text:span text:style-name="T4">Purity Score: </text:span>0.376437800861413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DejaVu Sans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false" style:font-name-asian="DejaVu Sans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43in" fo:margin-bottom="1in" fo:margin-left="0.789in" fo:margin-right="1in" style:writing-mode="lr-tb" style:layout-grid-color="#c0c0c0" style:layout-grid-lines="234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789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453in" fo:margin-bottom="1in" fo:margin-left="0.789in" fo:margin-right="1in" style:writing-mode="lr-tb" style:layout-grid-color="#c0c0c0" style:layout-grid-lines="229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editing-cycles>8</meta:editing-cycles>
    <meta:creation-date>2021-10-22T03:23:25</meta:creation-date>
    <dc:date>2021-11-23T00:49:28.862817766</dc:date>
    <meta:editing-duration>PT21M48S</meta:editing-duration>
    <meta:generator>LibreOffice/6.4.7.2$Linux_X86_64 LibreOffice_project/40$Build-2</meta:generator>
    <meta:document-statistic meta:table-count="0" meta:image-count="0" meta:object-count="0" meta:page-count="22" meta:paragraph-count="763" meta:word-count="2904" meta:character-count="45691" meta:non-whitespace-character-count="403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